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lukc-120_0.05-100">
        <table:table-row>
          <table:table-cell office:value-type="string">
            <text:p>ALPHA</text:p>
          </table:table-cell>
          <table:table-cell office:value="0.3" office:value-type="float">
            <text:p>0.3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2" office:value-type="float">
            <text:p>0.02</text:p>
          </table:table-cell>
        </table:table-row>
        <table:table-row>
          <table:table-cell office:value-type="string">
            <text:p>SLOPE</text:p>
          </table:table-cell>
          <table:table-cell office:value="0.891902290911" office:value-type="float">
            <text:p>0.891902290911</text:p>
          </table:table-cell>
          <table:table-cell office:value="0.994854591487" office:value-type="float">
            <text:p>0.994854591487</text:p>
          </table:table-cell>
          <table:table-cell office:value="0.947029795029" office:value-type="float">
            <text:p>0.947029795029</text:p>
          </table:table-cell>
          <table:table-cell office:value="0.894504970713" office:value-type="float">
            <text:p>0.894504970713</text:p>
          </table:table-cell>
          <table:table-cell office:value="0.967869191146" office:value-type="float">
            <text:p>0.967869191146</text:p>
          </table:table-cell>
          <table:table-cell office:value="0.667947020937" office:value-type="float">
            <text:p>0.667947020937</text:p>
          </table:table-cell>
          <table:table-cell office:value="0.896573730248" office:value-type="float">
            <text:p>0.896573730248</text:p>
          </table:table-cell>
          <table:table-cell office:value="0.990111603317" office:value-type="float">
            <text:p>0.990111603317</text:p>
          </table:table-cell>
          <table:table-cell office:value="0.973738465662" office:value-type="float">
            <text:p>0.973738465662</text:p>
          </table:table-cell>
          <table:table-cell office:value="0.829042550288" office:value-type="float">
            <text:p>0.829042550288</text:p>
          </table:table-cell>
          <table:table-cell office:value="0.864668566134" office:value-type="float">
            <text:p>0.864668566134</text:p>
          </table:table-cell>
          <table:table-cell office:value="0.876269254646" office:value-type="float">
            <text:p>0.876269254646</text:p>
          </table:table-cell>
          <table:table-cell office:value="0.841724989558" office:value-type="float">
            <text:p>0.841724989558</text:p>
          </table:table-cell>
          <table:table-cell office:value="0.81" office:value-type="float">
            <text:p>0.81</text:p>
          </table:table-cell>
          <table:table-cell office:value="0.81" office:value-type="float">
            <text:p>0.81</text:p>
          </table:table-cell>
          <table:table-cell office:value="0.81" office:value-type="float">
            <text:p>0.81</text:p>
          </table:table-cell>
          <table:table-cell office:value="0.81" office:value-type="float">
            <text:p>0.81</text:p>
          </table:table-cell>
          <table:table-cell office:value="0.918088011322" office:value-type="float">
            <text:p>0.918088011322</text:p>
          </table:table-cell>
        </table:table-row>
        <table:table-row>
          <table:table-cell office:value-type="string">
            <text:p>STD</text:p>
          </table:table-cell>
          <table:table-cell office:value="0.186751142203" office:value-type="float">
            <text:p>0.186751142203</text:p>
          </table:table-cell>
          <table:table-cell office:value="0.0908316932614" office:value-type="float">
            <text:p>0.0908316932614</text:p>
          </table:table-cell>
          <table:table-cell office:value="0.0551035875142" office:value-type="float">
            <text:p>0.0551035875142</text:p>
          </table:table-cell>
          <table:table-cell office:value="0.185544625632" office:value-type="float">
            <text:p>0.185544625632</text:p>
          </table:table-cell>
          <table:table-cell office:value="0.104841071305" office:value-type="float">
            <text:p>0.104841071305</text:p>
          </table:table-cell>
          <table:table-cell office:value="0.0869760737682" office:value-type="float">
            <text:p>0.0869760737682</text:p>
          </table:table-cell>
          <table:table-cell office:value="0.0350089959811" office:value-type="float">
            <text:p>0.0350089959811</text:p>
          </table:table-cell>
          <table:table-cell office:value="0.122115911416" office:value-type="float">
            <text:p>0.122115911416</text:p>
          </table:table-cell>
          <table:table-cell office:value="0.0654726492064" office:value-type="float">
            <text:p>0.0654726492064</text:p>
          </table:table-cell>
          <table:table-cell office:value="0.0553647583375" office:value-type="float">
            <text:p>0.0553647583375</text:p>
          </table:table-cell>
          <table:table-cell office:value="0.0203683698833" office:value-type="float">
            <text:p>0.0203683698833</text:p>
          </table:table-cell>
          <table:table-cell office:value="0.0741340207759" office:value-type="float">
            <text:p>0.0741340207759</text:p>
          </table:table-cell>
          <table:table-cell office:value="0.0785546503574" office:value-type="float">
            <text:p>0.0785546503574</text:p>
          </table:table-cell>
          <table:table-cell office:value="0.101" office:value-type="float">
            <text:p>0.101</text:p>
          </table:table-cell>
          <table:table-cell office:value="0.101" office:value-type="float">
            <text:p>0.101</text:p>
          </table:table-cell>
          <table:table-cell office:value="0.101" office:value-type="float">
            <text:p>0.101</text:p>
          </table:table-cell>
          <table:table-cell office:value="0.101" office:value-type="float">
            <text:p>0.101</text:p>
          </table:table-cell>
          <table:table-cell office:value="0.231231622163" office:value-type="float">
            <text:p>0.231231622163</text:p>
          </table:table-cell>
        </table:table-row>
        <table:table-row>
          <table:table-cell office:value-type="string">
            <text:p>A_DEC</text:p>
          </table:table-cell>
          <table:table-cell office:value="7.7077982299" office:value-type="float">
            <text:p>7.7077982299</text:p>
          </table:table-cell>
          <table:table-cell office:value="1.32589288897" office:value-type="float">
            <text:p>1.32589288897</text:p>
          </table:table-cell>
          <table:table-cell office:value="4.50920160015" office:value-type="float">
            <text:p>4.50920160015</text:p>
          </table:table-cell>
          <table:table-cell office:value="7.7094038913" office:value-type="float">
            <text:p>7.7094038913</text:p>
          </table:table-cell>
          <table:table-cell office:value="6.92106563519" office:value-type="float">
            <text:p>6.92106563519</text:p>
          </table:table-cell>
          <table:table-cell office:value="1.21263245832" office:value-type="float">
            <text:p>1.21263245832</text:p>
          </table:table-cell>
          <table:table-cell office:value="2.13890728595" office:value-type="float">
            <text:p>2.13890728595</text:p>
          </table:table-cell>
          <table:table-cell office:value="1.50431984347" office:value-type="float">
            <text:p>1.50431984347</text:p>
          </table:table-cell>
          <table:table-cell office:value="1.87976204313" office:value-type="float">
            <text:p>1.87976204313</text:p>
          </table:table-cell>
          <table:table-cell office:value="4.49476771692" office:value-type="float">
            <text:p>4.49476771692</text:p>
          </table:table-cell>
          <table:table-cell office:value="7.53920333875" office:value-type="float">
            <text:p>7.53920333875</text:p>
          </table:table-cell>
          <table:table-cell office:value="4.18725971552" office:value-type="float">
            <text:p>4.18725971552</text:p>
          </table:table-cell>
          <table:table-cell office:value="4.34934297993" office:value-type="float">
            <text:p>4.34934297993</text:p>
          </table:table-cell>
          <table:table-cell office:value="3.076" office:value-type="float">
            <text:p>3.076</text:p>
          </table:table-cell>
          <table:table-cell office:value="3.076" office:value-type="float">
            <text:p>3.076</text:p>
          </table:table-cell>
          <table:table-cell office:value="3.076" office:value-type="float">
            <text:p>3.076</text:p>
          </table:table-cell>
          <table:table-cell office:value="3.076" office:value-type="float">
            <text:p>3.076</text:p>
          </table:table-cell>
          <table:table-cell office:value="4.51448616273" office:value-type="float">
            <text:p>4.51448616273</text:p>
          </table:table-cell>
        </table:table-row>
        <table:table-row>
          <table:table-cell office:value-type="string">
            <text:p>R_MIN</text:p>
          </table:table-cell>
          <table:table-cell office:value="13.7330063557" office:value-type="float">
            <text:p>13.7330063557</text:p>
          </table:table-cell>
          <table:table-cell office:value="8.88177046156" office:value-type="float">
            <text:p>8.88177046156</text:p>
          </table:table-cell>
          <table:table-cell office:value="11.4169096512" office:value-type="float">
            <text:p>11.4169096512</text:p>
          </table:table-cell>
          <table:table-cell office:value="14.8744115679" office:value-type="float">
            <text:p>14.8744115679</text:p>
          </table:table-cell>
          <table:table-cell office:value="13.0276405905" office:value-type="float">
            <text:p>13.0276405905</text:p>
          </table:table-cell>
          <table:table-cell office:value="14.8343059174" office:value-type="float">
            <text:p>14.8343059174</text:p>
          </table:table-cell>
          <table:table-cell office:value="8.79980904771" office:value-type="float">
            <text:p>8.79980904771</text:p>
          </table:table-cell>
          <table:table-cell office:value="6.76995020921" office:value-type="float">
            <text:p>6.76995020921</text:p>
          </table:table-cell>
          <table:table-cell office:value="12.1380454199" office:value-type="float">
            <text:p>12.1380454199</text:p>
          </table:table-cell>
          <table:table-cell office:value="14.8225107033" office:value-type="float">
            <text:p>14.8225107033</text:p>
          </table:table-cell>
          <table:table-cell office:value="9.64078818289" office:value-type="float">
            <text:p>9.64078818289</text:p>
          </table:table-cell>
          <table:table-cell office:value="10.5858543376" office:value-type="float">
            <text:p>10.5858543376</text:p>
          </table:table-cell>
          <table:table-cell office:value="12.8493780206" office:value-type="float">
            <text:p>12.8493780206</text:p>
          </table:table-cell>
          <table:table-cell office:value="7.73" office:value-type="float">
            <text:p>7.73</text:p>
          </table:table-cell>
          <table:table-cell office:value="7.73" office:value-type="float">
            <text:p>7.73</text:p>
          </table:table-cell>
          <table:table-cell office:value="7.73" office:value-type="float">
            <text:p>7.73</text:p>
          </table:table-cell>
          <table:table-cell office:value="7.73" office:value-type="float">
            <text:p>7.73</text:p>
          </table:table-cell>
          <table:table-cell office:value="10.9073805544" office:value-type="float">
            <text:p>10.9073805544</text:p>
          </table:table-cell>
        </table:table-row>
      </table:table>
      <table:table table:name="liuyc-120_0.05-10000">
        <table:table-row>
          <table:table-cell office:value-type="string">
            <text:p>ALPHA</text:p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</table:table-row>
        <table:table-row>
          <table:table-cell office:value-type="string">
            <text:p>SLOPE</text:p>
          </table:table-cell>
          <table:table-cell office:value="0.99548640165" office:value-type="float">
            <text:p>0.99548640165</text:p>
          </table:table-cell>
          <table:table-cell office:value="0.992531294274" office:value-type="float">
            <text:p>0.992531294274</text:p>
          </table:table-cell>
          <table:table-cell office:value="0.931700787858" office:value-type="float">
            <text:p>0.931700787858</text:p>
          </table:table-cell>
          <table:table-cell office:value="0.983649970798" office:value-type="float">
            <text:p>0.983649970798</text:p>
          </table:table-cell>
          <table:table-cell office:value="0.978950949524" office:value-type="float">
            <text:p>0.978950949524</text:p>
          </table:table-cell>
          <table:table-cell office:value="0.915562697217" office:value-type="float">
            <text:p>0.915562697217</text:p>
          </table:table-cell>
          <table:table-cell office:value="0.934779344384" office:value-type="float">
            <text:p>0.934779344384</text:p>
          </table:table-cell>
          <table:table-cell office:value="0.934281227161" office:value-type="float">
            <text:p>0.934281227161</text:p>
          </table:table-cell>
          <table:table-cell office:value="0.94935590525" office:value-type="float">
            <text:p>0.94935590525</text:p>
          </table:table-cell>
          <table:table-cell office:value="0.969527924419" office:value-type="float">
            <text:p>0.969527924419</text:p>
          </table:table-cell>
          <table:table-cell office:value="0.934167572374" office:value-type="float">
            <text:p>0.934167572374</text:p>
          </table:table-cell>
          <table:table-cell office:value="0.940904952153" office:value-type="float">
            <text:p>0.940904952153</text:p>
          </table:table-cell>
          <table:table-cell office:value="0.990716209767" office:value-type="float">
            <text:p>0.990716209767</text:p>
          </table:table-cell>
          <table:table-cell office:value="0.942352823188" office:value-type="float">
            <text:p>0.942352823188</text:p>
          </table:table-cell>
          <table:table-cell office:value="0.998932303765" office:value-type="float">
            <text:p>0.998932303765</text:p>
          </table:table-cell>
          <table:table-cell office:value="0.995523233066" office:value-type="float">
            <text:p>0.995523233066</text:p>
          </table:table-cell>
          <table:table-cell office:value="0.943566359592" office:value-type="float">
            <text:p>0.943566359592</text:p>
          </table:table-cell>
          <table:table-cell office:value="0.945980032735" office:value-type="float">
            <text:p>0.945980032735</text:p>
          </table:table-cell>
          <table:table-cell office:value="0.953353057521" office:value-type="float">
            <text:p>0.953353057521</text:p>
          </table:table-cell>
          <table:table-cell office:value="0.992866984483" office:value-type="float">
            <text:p>0.992866984483</text:p>
          </table:table-cell>
          <table:table-cell office:value="0.864513148382" office:value-type="float">
            <text:p>0.864513148382</text:p>
          </table:table-cell>
          <table:table-cell office:value="0.841840583666" office:value-type="float">
            <text:p>0.841840583666</text:p>
          </table:table-cell>
          <table:table-cell office:value="0.96038087196" office:value-type="float">
            <text:p>0.96038087196</text:p>
          </table:table-cell>
        </table:table-row>
        <table:table-row>
          <table:table-cell office:value-type="string">
            <text:p>STD</text:p>
          </table:table-cell>
          <table:table-cell office:value="0.0184383691171" office:value-type="float">
            <text:p>0.0184383691171</text:p>
          </table:table-cell>
          <table:table-cell office:value="0.0585036987035" office:value-type="float">
            <text:p>0.0585036987035</text:p>
          </table:table-cell>
          <table:table-cell office:value="0.0182102519097" office:value-type="float">
            <text:p>0.0182102519097</text:p>
          </table:table-cell>
          <table:table-cell office:value="0.0160384087913" office:value-type="float">
            <text:p>0.0160384087913</text:p>
          </table:table-cell>
          <table:table-cell office:value="0.0130789255662" office:value-type="float">
            <text:p>0.0130789255662</text:p>
          </table:table-cell>
          <table:table-cell office:value="0.0416503073191" office:value-type="float">
            <text:p>0.0416503073191</text:p>
          </table:table-cell>
          <table:table-cell office:value="0.051561193453" office:value-type="float">
            <text:p>0.051561193453</text:p>
          </table:table-cell>
          <table:table-cell office:value="0.0575016285545" office:value-type="float">
            <text:p>0.0575016285545</text:p>
          </table:table-cell>
          <table:table-cell office:value="0.084878419892" office:value-type="float">
            <text:p>0.084878419892</text:p>
          </table:table-cell>
          <table:table-cell office:value="0.0899911334996" office:value-type="float">
            <text:p>0.0899911334996</text:p>
          </table:table-cell>
          <table:table-cell office:value="0.0570060963451" office:value-type="float">
            <text:p>0.0570060963451</text:p>
          </table:table-cell>
          <table:table-cell office:value="0.0762940184246" office:value-type="float">
            <text:p>0.0762940184246</text:p>
          </table:table-cell>
          <table:table-cell office:value="0.0238860171871" office:value-type="float">
            <text:p>0.0238860171871</text:p>
          </table:table-cell>
          <table:table-cell office:value="0.0617468719153" office:value-type="float">
            <text:p>0.0617468719153</text:p>
          </table:table-cell>
          <table:table-cell office:value="0.110331310828" office:value-type="float">
            <text:p>0.110331310828</text:p>
          </table:table-cell>
          <table:table-cell office:value="0.0811795468501" office:value-type="float">
            <text:p>0.0811795468501</text:p>
          </table:table-cell>
          <table:table-cell office:value="0.0256481805478" office:value-type="float">
            <text:p>0.0256481805478</text:p>
          </table:table-cell>
          <table:table-cell office:value="0.0313466234152" office:value-type="float">
            <text:p>0.0313466234152</text:p>
          </table:table-cell>
          <table:table-cell office:value="0.0146157853138" office:value-type="float">
            <text:p>0.0146157853138</text:p>
          </table:table-cell>
          <table:table-cell office:value="0.104912737118" office:value-type="float">
            <text:p>0.104912737118</text:p>
          </table:table-cell>
          <table:table-cell office:value="0.11100723433" office:value-type="float">
            <text:p>0.11100723433</text:p>
          </table:table-cell>
          <table:table-cell office:value="0.0952818979712" office:value-type="float">
            <text:p>0.0952818979712</text:p>
          </table:table-cell>
          <table:table-cell office:value="0.134968658052" office:value-type="float">
            <text:p>0.134968658052</text:p>
          </table:table-cell>
        </table:table-row>
        <table:table-row>
          <table:table-cell office:value-type="string">
            <text:p>A_DEC</text:p>
          </table:table-cell>
          <table:table-cell office:value="1.1017182117" office:value-type="float">
            <text:p>1.1017182117</text:p>
          </table:table-cell>
          <table:table-cell office:value="1.39317313696" office:value-type="float">
            <text:p>1.39317313696</text:p>
          </table:table-cell>
          <table:table-cell office:value="1.19730926294" office:value-type="float">
            <text:p>1.19730926294</text:p>
          </table:table-cell>
          <table:table-cell office:value="1.35228622999" office:value-type="float">
            <text:p>1.35228622999</text:p>
          </table:table-cell>
          <table:table-cell office:value="1.06771955032" office:value-type="float">
            <text:p>1.06771955032</text:p>
          </table:table-cell>
          <table:table-cell office:value="3.43158869268" office:value-type="float">
            <text:p>3.43158869268</text:p>
          </table:table-cell>
          <table:table-cell office:value="3.29002178585" office:value-type="float">
            <text:p>3.29002178585</text:p>
          </table:table-cell>
          <table:table-cell office:value="2.76392629557" office:value-type="float">
            <text:p>2.76392629557</text:p>
          </table:table-cell>
          <table:table-cell office:value="4.16272249388" office:value-type="float">
            <text:p>4.16272249388</text:p>
          </table:table-cell>
          <table:table-cell office:value="1.22103749153" office:value-type="float">
            <text:p>1.22103749153</text:p>
          </table:table-cell>
          <table:table-cell office:value="5.20193179142" office:value-type="float">
            <text:p>5.20193179142</text:p>
          </table:table-cell>
          <table:table-cell office:value="5.70394901344" office:value-type="float">
            <text:p>5.70394901344</text:p>
          </table:table-cell>
          <table:table-cell office:value="5.90978013581" office:value-type="float">
            <text:p>5.90978013581</text:p>
          </table:table-cell>
          <table:table-cell office:value="1.8005399959" office:value-type="float">
            <text:p>1.8005399959</text:p>
          </table:table-cell>
          <table:table-cell office:value="3.65250707908" office:value-type="float">
            <text:p>3.65250707908</text:p>
          </table:table-cell>
          <table:table-cell office:value="7.33520260802" office:value-type="float">
            <text:p>7.33520260802</text:p>
          </table:table-cell>
          <table:table-cell office:value="5.47637329068" office:value-type="float">
            <text:p>5.47637329068</text:p>
          </table:table-cell>
          <table:table-cell office:value="5.53878109172" office:value-type="float">
            <text:p>5.53878109172</text:p>
          </table:table-cell>
          <table:table-cell office:value="6.14675207297" office:value-type="float">
            <text:p>6.14675207297</text:p>
          </table:table-cell>
          <table:table-cell office:value="2.70507201092" office:value-type="float">
            <text:p>2.70507201092</text:p>
          </table:table-cell>
          <table:table-cell office:value="3.70604397682" office:value-type="float">
            <text:p>3.70604397682</text:p>
          </table:table-cell>
          <table:table-cell office:value="1.55124539756" office:value-type="float">
            <text:p>1.55124539756</text:p>
          </table:table-cell>
          <table:table-cell office:value="7.30316906842" office:value-type="float">
            <text:p>7.30316906842</text:p>
          </table:table-cell>
        </table:table-row>
        <table:table-row>
          <table:table-cell office:value-type="string">
            <text:p>R_MIN</text:p>
          </table:table-cell>
          <table:table-cell office:value="12.3408866666" office:value-type="float">
            <text:p>12.3408866666</text:p>
          </table:table-cell>
          <table:table-cell office:value="13.4384203064" office:value-type="float">
            <text:p>13.4384203064</text:p>
          </table:table-cell>
          <table:table-cell office:value="13.4302727732" office:value-type="float">
            <text:p>13.4302727732</text:p>
          </table:table-cell>
          <table:table-cell office:value="14.5336884981" office:value-type="float">
            <text:p>14.5336884981</text:p>
          </table:table-cell>
          <table:table-cell office:value="13.1443624843" office:value-type="float">
            <text:p>13.1443624843</text:p>
          </table:table-cell>
          <table:table-cell office:value="14.9806375216" office:value-type="float">
            <text:p>14.9806375216</text:p>
          </table:table-cell>
          <table:table-cell office:value="14.5718817865" office:value-type="float">
            <text:p>14.5718817865</text:p>
          </table:table-cell>
          <table:table-cell office:value="14.8027946177" office:value-type="float">
            <text:p>14.8027946177</text:p>
          </table:table-cell>
          <table:table-cell office:value="14.79718036" office:value-type="float">
            <text:p>14.79718036</text:p>
          </table:table-cell>
          <table:table-cell office:value="13.9370573594" office:value-type="float">
            <text:p>13.9370573594</text:p>
          </table:table-cell>
          <table:table-cell office:value="14.9045748342" office:value-type="float">
            <text:p>14.9045748342</text:p>
          </table:table-cell>
          <table:table-cell office:value="14.6726803309" office:value-type="float">
            <text:p>14.6726803309</text:p>
          </table:table-cell>
          <table:table-cell office:value="13.9548347645" office:value-type="float">
            <text:p>13.9548347645</text:p>
          </table:table-cell>
          <table:table-cell office:value="11.8140504602" office:value-type="float">
            <text:p>11.8140504602</text:p>
          </table:table-cell>
          <table:table-cell office:value="14.9313133933" office:value-type="float">
            <text:p>14.9313133933</text:p>
          </table:table-cell>
          <table:table-cell office:value="14.6541414989" office:value-type="float">
            <text:p>14.6541414989</text:p>
          </table:table-cell>
          <table:table-cell office:value="13.7329710017" office:value-type="float">
            <text:p>13.7329710017</text:p>
          </table:table-cell>
          <table:table-cell office:value="13.9330261681" office:value-type="float">
            <text:p>13.9330261681</text:p>
          </table:table-cell>
          <table:table-cell office:value="13.2159706921" office:value-type="float">
            <text:p>13.2159706921</text:p>
          </table:table-cell>
          <table:table-cell office:value="13.713472091" office:value-type="float">
            <text:p>13.713472091</text:p>
          </table:table-cell>
          <table:table-cell office:value="14.9274220294" office:value-type="float">
            <text:p>14.9274220294</text:p>
          </table:table-cell>
          <table:table-cell office:value="14.9248855204" office:value-type="float">
            <text:p>14.9248855204</text:p>
          </table:table-cell>
          <table:table-cell office:value="12.9260683228" office:value-type="float">
            <text:p>12.9260683228</text:p>
          </table:table-cell>
        </table:table-row>
      </table:table>
      <table:table table:name="liuyc-120_0.05-1000">
        <table:table-row>
          <table:table-cell office:value-type="string">
            <text:p>ALPHA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</table:table-row>
        <table:table-row>
          <table:table-cell office:value-type="string">
            <text:p>SLOPE</text:p>
          </table:table-cell>
          <table:table-cell office:value="0.939670277711" office:value-type="float">
            <text:p>0.939670277711</text:p>
          </table:table-cell>
          <table:table-cell office:value="0.987198985841" office:value-type="float">
            <text:p>0.987198985841</text:p>
          </table:table-cell>
          <table:table-cell office:value="0.95164593212" office:value-type="float">
            <text:p>0.95164593212</text:p>
          </table:table-cell>
          <table:table-cell office:value="0.951528485296" office:value-type="float">
            <text:p>0.951528485296</text:p>
          </table:table-cell>
          <table:table-cell office:value="0.903882273248" office:value-type="float">
            <text:p>0.903882273248</text:p>
          </table:table-cell>
          <table:table-cell office:value="0.991183791106" office:value-type="float">
            <text:p>0.991183791106</text:p>
          </table:table-cell>
        </table:table-row>
        <table:table-row>
          <table:table-cell office:value-type="string">
            <text:p>STD</text:p>
          </table:table-cell>
          <table:table-cell office:value="0.167394987304" office:value-type="float">
            <text:p>0.167394987304</text:p>
          </table:table-cell>
          <table:table-cell office:value="0.22284079499" office:value-type="float">
            <text:p>0.22284079499</text:p>
          </table:table-cell>
          <table:table-cell office:value="0.0125079924068" office:value-type="float">
            <text:p>0.0125079924068</text:p>
          </table:table-cell>
          <table:table-cell office:value="0.175176034893" office:value-type="float">
            <text:p>0.175176034893</text:p>
          </table:table-cell>
          <table:table-cell office:value="0.0870268133031" office:value-type="float">
            <text:p>0.0870268133031</text:p>
          </table:table-cell>
          <table:table-cell office:value="0.187974434491" office:value-type="float">
            <text:p>0.187974434491</text:p>
          </table:table-cell>
        </table:table-row>
        <table:table-row>
          <table:table-cell office:value-type="string">
            <text:p>A_DEC</text:p>
          </table:table-cell>
          <table:table-cell office:value="2.62980172842" office:value-type="float">
            <text:p>2.62980172842</text:p>
          </table:table-cell>
          <table:table-cell office:value="4.66636752477" office:value-type="float">
            <text:p>4.66636752477</text:p>
          </table:table-cell>
          <table:table-cell office:value="5.05924200312" office:value-type="float">
            <text:p>5.05924200312</text:p>
          </table:table-cell>
          <table:table-cell office:value="2.60434912055" office:value-type="float">
            <text:p>2.60434912055</text:p>
          </table:table-cell>
          <table:table-cell office:value="1.85739072823" office:value-type="float">
            <text:p>1.85739072823</text:p>
          </table:table-cell>
          <table:table-cell office:value="2.22617178303" office:value-type="float">
            <text:p>2.22617178303</text:p>
          </table:table-cell>
        </table:table-row>
        <table:table-row>
          <table:table-cell office:value-type="string">
            <text:p>R_MIN</text:p>
          </table:table-cell>
          <table:table-cell office:value="13.3977319883" office:value-type="float">
            <text:p>13.3977319883</text:p>
          </table:table-cell>
          <table:table-cell office:value="14.7766580384" office:value-type="float">
            <text:p>14.7766580384</text:p>
          </table:table-cell>
          <table:table-cell office:value="12.0002105946" office:value-type="float">
            <text:p>12.0002105946</text:p>
          </table:table-cell>
          <table:table-cell office:value="13.0628203904" office:value-type="float">
            <text:p>13.0628203904</text:p>
          </table:table-cell>
          <table:table-cell office:value="12.8633863631" office:value-type="float">
            <text:p>12.8633863631</text:p>
          </table:table-cell>
          <table:table-cell office:value="11.3383701474" office:value-type="float">
            <text:p>11.3383701474</text:p>
          </table:table-cell>
        </table:table-row>
      </table:table>
      <table:table table:name="liuyc-120_0.05-300000">
        <table:table-row>
          <table:table-cell office:value-type="string">
            <text:p>ALPHA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</table:table-row>
        <table:table-row>
          <table:table-cell office:value-type="string">
            <text:p>SLOPE</text:p>
          </table:table-cell>
          <table:table-cell office:value="0.995990407933" office:value-type="float">
            <text:p>0.995990407933</text:p>
          </table:table-cell>
          <table:table-cell office:value="0.917891418114" office:value-type="float">
            <text:p>0.917891418114</text:p>
          </table:table-cell>
          <table:table-cell office:value="0.936685436158" office:value-type="float">
            <text:p>0.936685436158</text:p>
          </table:table-cell>
          <table:table-cell office:value="0.828402355744" office:value-type="float">
            <text:p>0.828402355744</text:p>
          </table:table-cell>
          <table:table-cell office:value="0.993092366937" office:value-type="float">
            <text:p>0.993092366937</text:p>
          </table:table-cell>
          <table:table-cell office:value="0.834038998504" office:value-type="float">
            <text:p>0.834038998504</text:p>
          </table:table-cell>
          <table:table-cell office:value="0.863787166957" office:value-type="float">
            <text:p>0.863787166957</text:p>
          </table:table-cell>
        </table:table-row>
        <table:table-row>
          <table:table-cell office:value-type="string">
            <text:p>STD</text:p>
          </table:table-cell>
          <table:table-cell office:value="0.215481234355" office:value-type="float">
            <text:p>0.215481234355</text:p>
          </table:table-cell>
          <table:table-cell office:value="0.186383232809" office:value-type="float">
            <text:p>0.186383232809</text:p>
          </table:table-cell>
          <table:table-cell office:value="0.170959134912" office:value-type="float">
            <text:p>0.170959134912</text:p>
          </table:table-cell>
          <table:table-cell office:value="0.141488748033" office:value-type="float">
            <text:p>0.141488748033</text:p>
          </table:table-cell>
          <table:table-cell office:value="0.228807722727" office:value-type="float">
            <text:p>0.228807722727</text:p>
          </table:table-cell>
          <table:table-cell office:value="0.104734889434" office:value-type="float">
            <text:p>0.104734889434</text:p>
          </table:table-cell>
          <table:table-cell office:value="0.0302163586589" office:value-type="float">
            <text:p>0.0302163586589</text:p>
          </table:table-cell>
        </table:table-row>
        <table:table-row>
          <table:table-cell office:value-type="string">
            <text:p>A_DEC</text:p>
          </table:table-cell>
          <table:table-cell office:value="5.88858766908" office:value-type="float">
            <text:p>5.88858766908</text:p>
          </table:table-cell>
          <table:table-cell office:value="4.4129706493" office:value-type="float">
            <text:p>4.4129706493</text:p>
          </table:table-cell>
          <table:table-cell office:value="2.56580006965" office:value-type="float">
            <text:p>2.56580006965</text:p>
          </table:table-cell>
          <table:table-cell office:value="6.98010697119" office:value-type="float">
            <text:p>6.98010697119</text:p>
          </table:table-cell>
          <table:table-cell office:value="1.16706763437" office:value-type="float">
            <text:p>1.16706763437</text:p>
          </table:table-cell>
          <table:table-cell office:value="4.95586631081" office:value-type="float">
            <text:p>4.95586631081</text:p>
          </table:table-cell>
          <table:table-cell office:value="6.08582762524" office:value-type="float">
            <text:p>6.08582762524</text:p>
          </table:table-cell>
        </table:table-row>
        <table:table-row>
          <table:table-cell office:value-type="string">
            <text:p>R_MIN</text:p>
          </table:table-cell>
          <table:table-cell office:value="14.7507031352" office:value-type="float">
            <text:p>14.7507031352</text:p>
          </table:table-cell>
          <table:table-cell office:value="13.2813737535" office:value-type="float">
            <text:p>13.2813737535</text:p>
          </table:table-cell>
          <table:table-cell office:value="13.5995741758" office:value-type="float">
            <text:p>13.5995741758</text:p>
          </table:table-cell>
          <table:table-cell office:value="14.1336109854" office:value-type="float">
            <text:p>14.1336109854</text:p>
          </table:table-cell>
          <table:table-cell office:value="14.8834959022" office:value-type="float">
            <text:p>14.8834959022</text:p>
          </table:table-cell>
          <table:table-cell office:value="14.908422173" office:value-type="float">
            <text:p>14.908422173</text:p>
          </table:table-cell>
          <table:table-cell office:value="14.8420606144" office:value-type="float">
            <text:p>14.8420606144</text:p>
          </table:table-cell>
        </table:table-row>
      </table:table>
      <table:table table:name="lukc-120_0.05-2000">
        <table:table-row>
          <table:table-cell office:value-type="string">
            <text:p>ALPHA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</table:table-row>
        <table:table-row>
          <table:table-cell office:value-type="string">
            <text:p>SLOPE</text:p>
          </table:table-cell>
          <table:table-cell office:value="0.77" office:value-type="float">
            <text:p>0.77</text:p>
          </table:table-cell>
          <table:table-cell office:value="0.77" office:value-type="float">
            <text:p>0.77</text:p>
          </table:table-cell>
          <table:table-cell office:value="0.77" office:value-type="float">
            <text:p>0.77</text:p>
          </table:table-cell>
          <table:table-cell office:value="0.77" office:value-type="float">
            <text:p>0.77</text:p>
          </table:table-cell>
          <table:table-cell office:value="0.77" office:value-type="float">
            <text:p>0.77</text:p>
          </table:table-cell>
          <table:table-cell office:value="0.77" office:value-type="float">
            <text:p>0.77</text:p>
          </table:table-cell>
          <table:table-cell office:value="0.77" office:value-type="float">
            <text:p>0.77</text:p>
          </table:table-cell>
          <table:table-cell office:value="0.77" office:value-type="float">
            <text:p>0.77</text:p>
          </table:table-cell>
          <table:table-cell office:value="0.77" office:value-type="float">
            <text:p>0.77</text:p>
          </table:table-cell>
          <table:table-cell office:value="0.77" office:value-type="float">
            <text:p>0.77</text:p>
          </table:table-cell>
          <table:table-cell office:value="0.77" office:value-type="float">
            <text:p>0.77</text:p>
          </table:table-cell>
          <table:table-cell office:value="0.77" office:value-type="float">
            <text:p>0.77</text:p>
          </table:table-cell>
        </table:table-row>
        <table:table-row>
          <table:table-cell office:value-type="string">
            <text:p>STD</text:p>
          </table:table-cell>
          <table:table-cell office:value="0.0233493491537" office:value-type="float">
            <text:p>0.0233493491537</text:p>
          </table:table-cell>
          <table:table-cell office:value="0.068933430547" office:value-type="float">
            <text:p>0.068933430547</text:p>
          </table:table-cell>
          <table:table-cell office:value="0.0260203291533" office:value-type="float">
            <text:p>0.0260203291533</text:p>
          </table:table-cell>
          <table:table-cell office:value="0.0365313721697" office:value-type="float">
            <text:p>0.0365313721697</text:p>
          </table:table-cell>
          <table:table-cell office:value="0.0540705050394" office:value-type="float">
            <text:p>0.0540705050394</text:p>
          </table:table-cell>
          <table:table-cell office:value="0.0141303871665" office:value-type="float">
            <text:p>0.0141303871665</text:p>
          </table:table-cell>
          <table:table-cell office:value="0.0433214618586" office:value-type="float">
            <text:p>0.0433214618586</text:p>
          </table:table-cell>
          <table:table-cell office:value="0.021147122976" office:value-type="float">
            <text:p>0.021147122976</text:p>
          </table:table-cell>
          <table:table-cell office:value="0.0157506958689" office:value-type="float">
            <text:p>0.0157506958689</text:p>
          </table:table-cell>
          <table:table-cell office:value="0.0345289762782" office:value-type="float">
            <text:p>0.0345289762782</text:p>
          </table:table-cell>
          <table:table-cell office:value="0.036538656454" office:value-type="float">
            <text:p>0.036538656454</text:p>
          </table:table-cell>
          <table:table-cell office:value="0.0318642868093" office:value-type="float">
            <text:p>0.0318642868093</text:p>
          </table:table-cell>
        </table:table-row>
        <table:table-row>
          <table:table-cell office:value-type="string">
            <text:p>A_DEC</text:p>
          </table:table-cell>
          <table:table-cell office:value="2.5685120524" office:value-type="float">
            <text:p>2.5685120524</text:p>
          </table:table-cell>
          <table:table-cell office:value="1.66300255107" office:value-type="float">
            <text:p>1.66300255107</text:p>
          </table:table-cell>
          <table:table-cell office:value="4.28875065802" office:value-type="float">
            <text:p>4.28875065802</text:p>
          </table:table-cell>
          <table:table-cell office:value="2.58668580198" office:value-type="float">
            <text:p>2.58668580198</text:p>
          </table:table-cell>
          <table:table-cell office:value="3.3971240367" office:value-type="float">
            <text:p>3.3971240367</text:p>
          </table:table-cell>
          <table:table-cell office:value="6.18446291978" office:value-type="float">
            <text:p>6.18446291978</text:p>
          </table:table-cell>
          <table:table-cell office:value="2.42812168953" office:value-type="float">
            <text:p>2.42812168953</text:p>
          </table:table-cell>
          <table:table-cell office:value="5.07679562489" office:value-type="float">
            <text:p>5.07679562489</text:p>
          </table:table-cell>
          <table:table-cell office:value="6.14200047955" office:value-type="float">
            <text:p>6.14200047955</text:p>
          </table:table-cell>
          <table:table-cell office:value="3.68084952786" office:value-type="float">
            <text:p>3.68084952786</text:p>
          </table:table-cell>
          <table:table-cell office:value="7.28349146088" office:value-type="float">
            <text:p>7.28349146088</text:p>
          </table:table-cell>
          <table:table-cell office:value="4.41279900287" office:value-type="float">
            <text:p>4.41279900287</text:p>
          </table:table-cell>
        </table:table-row>
        <table:table-row>
          <table:table-cell office:value-type="string">
            <text:p>R_MIN</text:p>
          </table:table-cell>
          <table:table-cell office:value="13.0467841858" office:value-type="float">
            <text:p>13.0467841858</text:p>
          </table:table-cell>
          <table:table-cell office:value="14.9520798887" office:value-type="float">
            <text:p>14.9520798887</text:p>
          </table:table-cell>
          <table:table-cell office:value="12.4797614703" office:value-type="float">
            <text:p>12.4797614703</text:p>
          </table:table-cell>
          <table:table-cell office:value="14.0224186131" office:value-type="float">
            <text:p>14.0224186131</text:p>
          </table:table-cell>
          <table:table-cell office:value="14.4080244286" office:value-type="float">
            <text:p>14.4080244286</text:p>
          </table:table-cell>
          <table:table-cell office:value="13.8784428344" office:value-type="float">
            <text:p>13.8784428344</text:p>
          </table:table-cell>
          <table:table-cell office:value="13.1206860914" office:value-type="float">
            <text:p>13.1206860914</text:p>
          </table:table-cell>
          <table:table-cell office:value="12.4557972643" office:value-type="float">
            <text:p>12.4557972643</text:p>
          </table:table-cell>
          <table:table-cell office:value="12.7699401735" office:value-type="float">
            <text:p>12.7699401735</text:p>
          </table:table-cell>
          <table:table-cell office:value="14.0275621995" office:value-type="float">
            <text:p>14.0275621995</text:p>
          </table:table-cell>
          <table:table-cell office:value="14.0710460103" office:value-type="float">
            <text:p>14.0710460103</text:p>
          </table:table-cell>
          <table:table-cell office:value="14.2595959827" office:value-type="float">
            <text:p>14.2595959827</text:p>
          </table:table-cell>
        </table:table-row>
      </table:table>
      <table:table table:name="comparison">
        <table:table-row>
          <table:table-cell office:value-type="string">
            <text:p>ALPHA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</table:table-row>
        <table:table-row>
          <table:table-cell office:value-type="string">
            <text:p>SLOPE</text:p>
          </table:table-cell>
          <table:table-cell office:value="0.958324437479" office:value-type="float">
            <text:p>0.958324437479</text:p>
          </table:table-cell>
          <table:table-cell office:value="0.841729836406" office:value-type="float">
            <text:p>0.841729836406</text:p>
          </table:table-cell>
          <table:table-cell office:value="0.756957172212" office:value-type="float">
            <text:p>0.756957172212</text:p>
          </table:table-cell>
          <table:table-cell office:value="0.984059746718" office:value-type="float">
            <text:p>0.984059746718</text:p>
          </table:table-cell>
          <table:table-cell office:value="0.961060510792" office:value-type="float">
            <text:p>0.961060510792</text:p>
          </table:table-cell>
          <table:table-cell office:value="0.868763955442" office:value-type="float">
            <text:p>0.868763955442</text:p>
          </table:table-cell>
          <table:table-cell office:value="0.71886845137" office:value-type="float">
            <text:p>0.71886845137</text:p>
          </table:table-cell>
          <table:table-cell office:value="0.663272739565" office:value-type="float">
            <text:p>0.663272739565</text:p>
          </table:table-cell>
          <table:table-cell office:value="0.944976768757" office:value-type="float">
            <text:p>0.944976768757</text:p>
          </table:table-cell>
          <table:table-cell office:value="0.941928304346" office:value-type="float">
            <text:p>0.941928304346</text:p>
          </table:table-cell>
          <table:table-cell office:value="0.814057996014" office:value-type="float">
            <text:p>0.814057996014</text:p>
          </table:table-cell>
          <table:table-cell office:value="0.952288321112" office:value-type="float">
            <text:p>0.952288321112</text:p>
          </table:table-cell>
          <table:table-cell office:value="0.904465425871" office:value-type="float">
            <text:p>0.904465425871</text:p>
          </table:table-cell>
          <table:table-cell office:value="0.948364271086" office:value-type="float">
            <text:p>0.948364271086</text:p>
          </table:table-cell>
          <table:table-cell office:value="0.802026396811" office:value-type="float">
            <text:p>0.802026396811</text:p>
          </table:table-cell>
          <table:table-cell office:value="0.956303652841" office:value-type="float">
            <text:p>0.956303652841</text:p>
          </table:table-cell>
          <table:table-cell office:value="0.801968812351" office:value-type="float">
            <text:p>0.801968812351</text:p>
          </table:table-cell>
          <table:table-cell office:value="0.716485806331" office:value-type="float">
            <text:p>0.716485806331</text:p>
          </table:table-cell>
          <table:table-cell office:value="0.906431719001" office:value-type="float">
            <text:p>0.906431719001</text:p>
          </table:table-cell>
          <table:table-cell office:value="0.865386017079" office:value-type="float">
            <text:p>0.865386017079</text:p>
          </table:table-cell>
        </table:table-row>
        <table:table-row>
          <table:table-cell office:value-type="string">
            <text:p>STD</text:p>
          </table:table-cell>
          <table:table-cell office:value="0.193756836845" office:value-type="float">
            <text:p>0.193756836845</text:p>
          </table:table-cell>
          <table:table-cell office:value="0.0169792926015" office:value-type="float">
            <text:p>0.0169792926015</text:p>
          </table:table-cell>
          <table:table-cell office:value="0.098311599786" office:value-type="float">
            <text:p>0.098311599786</text:p>
          </table:table-cell>
          <table:table-cell office:value="0.139127122442" office:value-type="float">
            <text:p>0.139127122442</text:p>
          </table:table-cell>
          <table:table-cell office:value="0.0434641049352" office:value-type="float">
            <text:p>0.0434641049352</text:p>
          </table:table-cell>
          <table:table-cell office:value="0.045303633412" office:value-type="float">
            <text:p>0.045303633412</text:p>
          </table:table-cell>
          <table:table-cell office:value="0.0133168508923" office:value-type="float">
            <text:p>0.0133168508923</text:p>
          </table:table-cell>
          <table:table-cell office:value="0.0709506910154" office:value-type="float">
            <text:p>0.0709506910154</text:p>
          </table:table-cell>
          <table:table-cell office:value="0.160377558176" office:value-type="float">
            <text:p>0.160377558176</text:p>
          </table:table-cell>
          <table:table-cell office:value="0.0215413818881" office:value-type="float">
            <text:p>0.0215413818881</text:p>
          </table:table-cell>
          <table:table-cell office:value="0.0102288561934" office:value-type="float">
            <text:p>0.0102288561934</text:p>
          </table:table-cell>
          <table:table-cell office:value="0.0208587371444" office:value-type="float">
            <text:p>0.0208587371444</text:p>
          </table:table-cell>
          <table:table-cell office:value="0.121286757111" office:value-type="float">
            <text:p>0.121286757111</text:p>
          </table:table-cell>
          <table:table-cell office:value="0.161546429966" office:value-type="float">
            <text:p>0.161546429966</text:p>
          </table:table-cell>
          <table:table-cell office:value="0.039784263301" office:value-type="float">
            <text:p>0.039784263301</text:p>
          </table:table-cell>
          <table:table-cell office:value="0.167835490592" office:value-type="float">
            <text:p>0.167835490592</text:p>
          </table:table-cell>
          <table:table-cell office:value="0.0441969094456" office:value-type="float">
            <text:p>0.0441969094456</text:p>
          </table:table-cell>
          <table:table-cell office:value="0.0290234739288" office:value-type="float">
            <text:p>0.0290234739288</text:p>
          </table:table-cell>
          <table:table-cell office:value="0.052919496453" office:value-type="float">
            <text:p>0.052919496453</text:p>
          </table:table-cell>
          <table:table-cell office:value="0.0763583940068" office:value-type="float">
            <text:p>0.0763583940068</text:p>
          </table:table-cell>
        </table:table-row>
        <table:table-row>
          <table:table-cell office:value-type="string">
            <text:p>A_DEC</text:p>
          </table:table-cell>
          <table:table-cell office:value="2.31860515617" office:value-type="float">
            <text:p>2.31860515617</text:p>
          </table:table-cell>
          <table:table-cell office:value="6.1145796155" office:value-type="float">
            <text:p>6.1145796155</text:p>
          </table:table-cell>
          <table:table-cell office:value="2.67684252223" office:value-type="float">
            <text:p>2.67684252223</text:p>
          </table:table-cell>
          <table:table-cell office:value="2.31934693848" office:value-type="float">
            <text:p>2.31934693848</text:p>
          </table:table-cell>
          <table:table-cell office:value="7.2277652741" office:value-type="float">
            <text:p>7.2277652741</text:p>
          </table:table-cell>
          <table:table-cell office:value="7.04151349011" office:value-type="float">
            <text:p>7.04151349011</text:p>
          </table:table-cell>
          <table:table-cell office:value="2.6701016751" office:value-type="float">
            <text:p>2.6701016751</text:p>
          </table:table-cell>
          <table:table-cell office:value="4.03620021797" office:value-type="float">
            <text:p>4.03620021797</text:p>
          </table:table-cell>
          <table:table-cell office:value="7.45105688564" office:value-type="float">
            <text:p>7.45105688564</text:p>
          </table:table-cell>
          <table:table-cell office:value="7.00408543535" office:value-type="float">
            <text:p>7.00408543535</text:p>
          </table:table-cell>
          <table:table-cell office:value="6.94764111962" office:value-type="float">
            <text:p>6.94764111962</text:p>
          </table:table-cell>
          <table:table-cell office:value="1.58909023004" office:value-type="float">
            <text:p>1.58909023004</text:p>
          </table:table-cell>
          <table:table-cell office:value="5.78183065851" office:value-type="float">
            <text:p>5.78183065851</text:p>
          </table:table-cell>
          <table:table-cell office:value="6.41093120858" office:value-type="float">
            <text:p>6.41093120858</text:p>
          </table:table-cell>
          <table:table-cell office:value="6.30683351158" office:value-type="float">
            <text:p>6.30683351158</text:p>
          </table:table-cell>
          <table:table-cell office:value="4.72339768424" office:value-type="float">
            <text:p>4.72339768424</text:p>
          </table:table-cell>
          <table:table-cell office:value="7.67384368489" office:value-type="float">
            <text:p>7.67384368489</text:p>
          </table:table-cell>
          <table:table-cell office:value="5.43419477733" office:value-type="float">
            <text:p>5.43419477733</text:p>
          </table:table-cell>
          <table:table-cell office:value="6.92105699415" office:value-type="float">
            <text:p>6.92105699415</text:p>
          </table:table-cell>
          <table:table-cell office:value="5.29731142524" office:value-type="float">
            <text:p>5.29731142524</text:p>
          </table:table-cell>
        </table:table-row>
        <table:table-row>
          <table:table-cell office:value-type="string">
            <text:p>R_MIN</text:p>
          </table:table-cell>
          <table:table-cell office:value="11.9355019049" office:value-type="float">
            <text:p>11.9355019049</text:p>
          </table:table-cell>
          <table:table-cell office:value="10.8823045763" office:value-type="float">
            <text:p>10.8823045763</text:p>
          </table:table-cell>
          <table:table-cell office:value="14.0857528516" office:value-type="float">
            <text:p>14.0857528516</text:p>
          </table:table-cell>
          <table:table-cell office:value="9.60468440797" office:value-type="float">
            <text:p>9.60468440797</text:p>
          </table:table-cell>
          <table:table-cell office:value="14.5222137259" office:value-type="float">
            <text:p>14.5222137259</text:p>
          </table:table-cell>
          <table:table-cell office:value="14.9790506256" office:value-type="float">
            <text:p>14.9790506256</text:p>
          </table:table-cell>
          <table:table-cell office:value="11.4984723088" office:value-type="float">
            <text:p>11.4984723088</text:p>
          </table:table-cell>
          <table:table-cell office:value="14.6096386342" office:value-type="float">
            <text:p>14.6096386342</text:p>
          </table:table-cell>
          <table:table-cell office:value="12.2900723251" office:value-type="float">
            <text:p>12.2900723251</text:p>
          </table:table-cell>
          <table:table-cell office:value="9.12399040005" office:value-type="float">
            <text:p>9.12399040005</text:p>
          </table:table-cell>
          <table:table-cell office:value="9.52755146075" office:value-type="float">
            <text:p>9.52755146075</text:p>
          </table:table-cell>
          <table:table-cell office:value="7.91151980176" office:value-type="float">
            <text:p>7.91151980176</text:p>
          </table:table-cell>
          <table:table-cell office:value="12.12985298" office:value-type="float">
            <text:p>12.12985298</text:p>
          </table:table-cell>
          <table:table-cell office:value="13.8340000071" office:value-type="float">
            <text:p>13.8340000071</text:p>
          </table:table-cell>
          <table:table-cell office:value="13.6416187926" office:value-type="float">
            <text:p>13.6416187926</text:p>
          </table:table-cell>
          <table:table-cell office:value="14.8887321725" office:value-type="float">
            <text:p>14.8887321725</text:p>
          </table:table-cell>
          <table:table-cell office:value="13.9832502777" office:value-type="float">
            <text:p>13.9832502777</text:p>
          </table:table-cell>
          <table:table-cell office:value="12.2373096428" office:value-type="float">
            <text:p>12.2373096428</text:p>
          </table:table-cell>
          <table:table-cell office:value="12.347481867" office:value-type="float">
            <text:p>12.347481867</text:p>
          </table:table-cell>
          <table:table-cell office:value="12.3175262507" office:value-type="float">
            <text:p>12.3175262507</text:p>
          </table:table-cell>
        </table:table-row>
        <table:table-row/>
        <table:table-row>
          <table:table-cell office:value-type="string">
            <text:p>ALPHA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</table:table-row>
        <table:table-row>
          <table:table-cell office:value-type="string">
            <text:p>SLOPE</text:p>
          </table:table-cell>
          <table:table-cell office:value="0.551261162559" office:value-type="float">
            <text:p>0.551261162559</text:p>
          </table:table-cell>
          <table:table-cell office:value="0.790790178001" office:value-type="float">
            <text:p>0.790790178001</text:p>
          </table:table-cell>
          <table:table-cell office:value="0.955446423801" office:value-type="float">
            <text:p>0.955446423801</text:p>
          </table:table-cell>
          <table:table-cell office:value="0.694912445383" office:value-type="float">
            <text:p>0.694912445383</text:p>
          </table:table-cell>
          <table:table-cell office:value="0.573718732486" office:value-type="float">
            <text:p>0.573718732486</text:p>
          </table:table-cell>
          <table:table-cell office:value="0.852048865348" office:value-type="float">
            <text:p>0.852048865348</text:p>
          </table:table-cell>
          <table:table-cell office:value="0.507418203528" office:value-type="float">
            <text:p>0.507418203528</text:p>
          </table:table-cell>
          <table:table-cell office:value="0.739748220021" office:value-type="float">
            <text:p>0.739748220021</text:p>
          </table:table-cell>
          <table:table-cell office:value="0.770890784374" office:value-type="float">
            <text:p>0.770890784374</text:p>
          </table:table-cell>
          <table:table-cell office:value="0.737886402434" office:value-type="float">
            <text:p>0.737886402434</text:p>
          </table:table-cell>
          <table:table-cell office:value="0.928890210029" office:value-type="float">
            <text:p>0.928890210029</text:p>
          </table:table-cell>
          <table:table-cell office:value="0.987770244849" office:value-type="float">
            <text:p>0.987770244849</text:p>
          </table:table-cell>
          <table:table-cell office:value="0.456754619663" office:value-type="float">
            <text:p>0.456754619663</text:p>
          </table:table-cell>
          <table:table-cell office:value="0.875272392168" office:value-type="float">
            <text:p>0.875272392168</text:p>
          </table:table-cell>
          <table:table-cell office:value="0.797862757286" office:value-type="float">
            <text:p>0.797862757286</text:p>
          </table:table-cell>
          <table:table-cell office:value="0.961018061802" office:value-type="float">
            <text:p>0.961018061802</text:p>
          </table:table-cell>
          <table:table-cell office:value="0.880390681797" office:value-type="float">
            <text:p>0.880390681797</text:p>
          </table:table-cell>
          <table:table-cell office:value="0.682518310992" office:value-type="float">
            <text:p>0.682518310992</text:p>
          </table:table-cell>
          <table:table-cell office:value="0.459967969023" office:value-type="float">
            <text:p>0.459967969023</text:p>
          </table:table-cell>
          <table:table-cell office:value="0.944472932922" office:value-type="float">
            <text:p>0.944472932922</text:p>
          </table:table-cell>
          <table:table-cell office:value="0.888401479665" office:value-type="float">
            <text:p>0.888401479665</text:p>
          </table:table-cell>
          <table:table-cell office:value="0.817178110188" office:value-type="float">
            <text:p>0.817178110188</text:p>
          </table:table-cell>
          <table:table-cell office:value="0.70651947269" office:value-type="float">
            <text:p>0.70651947269</text:p>
          </table:table-cell>
          <table:table-cell office:value="0.754653676842" office:value-type="float">
            <text:p>0.754653676842</text:p>
          </table:table-cell>
          <table:table-cell office:value="0.763158014077" office:value-type="float">
            <text:p>0.763158014077</text:p>
          </table:table-cell>
        </table:table-row>
        <table:table-row>
          <table:table-cell office:value-type="string">
            <text:p>STD</text:p>
          </table:table-cell>
          <table:table-cell office:value="0.0185495930199" office:value-type="float">
            <text:p>0.0185495930199</text:p>
          </table:table-cell>
          <table:table-cell office:value="0.0717034873528" office:value-type="float">
            <text:p>0.0717034873528</text:p>
          </table:table-cell>
          <table:table-cell office:value="0.036556598206" office:value-type="float">
            <text:p>0.036556598206</text:p>
          </table:table-cell>
          <table:table-cell office:value="0.0362112586484" office:value-type="float">
            <text:p>0.0362112586484</text:p>
          </table:table-cell>
          <table:table-cell office:value="0.111083017307" office:value-type="float">
            <text:p>0.111083017307</text:p>
          </table:table-cell>
          <table:table-cell office:value="0.0163069951505" office:value-type="float">
            <text:p>0.0163069951505</text:p>
          </table:table-cell>
          <table:table-cell office:value="0.087450642055" office:value-type="float">
            <text:p>0.087450642055</text:p>
          </table:table-cell>
          <table:table-cell office:value="0.101985136876" office:value-type="float">
            <text:p>0.101985136876</text:p>
          </table:table-cell>
          <table:table-cell office:value="0.174237629115" office:value-type="float">
            <text:p>0.174237629115</text:p>
          </table:table-cell>
          <table:table-cell office:value="0.155809735741" office:value-type="float">
            <text:p>0.155809735741</text:p>
          </table:table-cell>
          <table:table-cell office:value="0.0373317118036" office:value-type="float">
            <text:p>0.0373317118036</text:p>
          </table:table-cell>
          <table:table-cell office:value="0.194331924428" office:value-type="float">
            <text:p>0.194331924428</text:p>
          </table:table-cell>
          <table:table-cell office:value="0.0272631865951" office:value-type="float">
            <text:p>0.0272631865951</text:p>
          </table:table-cell>
          <table:table-cell office:value="0.0243608657845" office:value-type="float">
            <text:p>0.0243608657845</text:p>
          </table:table-cell>
          <table:table-cell office:value="0.113254099002" office:value-type="float">
            <text:p>0.113254099002</text:p>
          </table:table-cell>
          <table:table-cell office:value="0.046815988239" office:value-type="float">
            <text:p>0.046815988239</text:p>
          </table:table-cell>
          <table:table-cell office:value="0.180203563597" office:value-type="float">
            <text:p>0.180203563597</text:p>
          </table:table-cell>
          <table:table-cell office:value="0.0634521839842" office:value-type="float">
            <text:p>0.0634521839842</text:p>
          </table:table-cell>
          <table:table-cell office:value="0.0804504945508" office:value-type="float">
            <text:p>0.0804504945508</text:p>
          </table:table-cell>
          <table:table-cell office:value="0.215410051667" office:value-type="float">
            <text:p>0.215410051667</text:p>
          </table:table-cell>
          <table:table-cell office:value="0.0438192697533" office:value-type="float">
            <text:p>0.0438192697533</text:p>
          </table:table-cell>
          <table:table-cell office:value="0.0569915610967" office:value-type="float">
            <text:p>0.0569915610967</text:p>
          </table:table-cell>
          <table:table-cell office:value="0.0672051761908" office:value-type="float">
            <text:p>0.0672051761908</text:p>
          </table:table-cell>
          <table:table-cell office:value="0.0106384076796" office:value-type="float">
            <text:p>0.0106384076796</text:p>
          </table:table-cell>
          <table:table-cell office:value="0.0821426074101" office:value-type="float">
            <text:p>0.0821426074101</text:p>
          </table:table-cell>
        </table:table-row>
        <table:table-row>
          <table:table-cell office:value-type="string">
            <text:p>A_DEC</text:p>
          </table:table-cell>
          <table:table-cell office:value="1.34372212021" office:value-type="float">
            <text:p>1.34372212021</text:p>
          </table:table-cell>
          <table:table-cell office:value="3.77939507314" office:value-type="float">
            <text:p>3.77939507314</text:p>
          </table:table-cell>
          <table:table-cell office:value="7.05746395795" office:value-type="float">
            <text:p>7.05746395795</text:p>
          </table:table-cell>
          <table:table-cell office:value="7.71516121974" office:value-type="float">
            <text:p>7.71516121974</text:p>
          </table:table-cell>
          <table:table-cell office:value="2.65671133203" office:value-type="float">
            <text:p>2.65671133203</text:p>
          </table:table-cell>
          <table:table-cell office:value="1.62500448941" office:value-type="float">
            <text:p>1.62500448941</text:p>
          </table:table-cell>
          <table:table-cell office:value="7.9187528714" office:value-type="float">
            <text:p>7.9187528714</text:p>
          </table:table-cell>
          <table:table-cell office:value="4.89453466166" office:value-type="float">
            <text:p>4.89453466166</text:p>
          </table:table-cell>
          <table:table-cell office:value="1.85239838939" office:value-type="float">
            <text:p>1.85239838939</text:p>
          </table:table-cell>
          <table:table-cell office:value="2.40044533602" office:value-type="float">
            <text:p>2.40044533602</text:p>
          </table:table-cell>
          <table:table-cell office:value="4.5919839009" office:value-type="float">
            <text:p>4.5919839009</text:p>
          </table:table-cell>
          <table:table-cell office:value="5.7185403573" office:value-type="float">
            <text:p>5.7185403573</text:p>
          </table:table-cell>
          <table:table-cell office:value="6.41029503541" office:value-type="float">
            <text:p>6.41029503541</text:p>
          </table:table-cell>
          <table:table-cell office:value="2.97796036044" office:value-type="float">
            <text:p>2.97796036044</text:p>
          </table:table-cell>
          <table:table-cell office:value="6.1605684926" office:value-type="float">
            <text:p>6.1605684926</text:p>
          </table:table-cell>
          <table:table-cell office:value="5.02219467236" office:value-type="float">
            <text:p>5.02219467236</text:p>
          </table:table-cell>
          <table:table-cell office:value="5.80898620226" office:value-type="float">
            <text:p>5.80898620226</text:p>
          </table:table-cell>
          <table:table-cell office:value="4.05340851392" office:value-type="float">
            <text:p>4.05340851392</text:p>
          </table:table-cell>
          <table:table-cell office:value="3.72006750191" office:value-type="float">
            <text:p>3.72006750191</text:p>
          </table:table-cell>
          <table:table-cell office:value="2.67265837354" office:value-type="float">
            <text:p>2.67265837354</text:p>
          </table:table-cell>
          <table:table-cell office:value="4.39049013351" office:value-type="float">
            <text:p>4.39049013351</text:p>
          </table:table-cell>
          <table:table-cell office:value="6.31931663739" office:value-type="float">
            <text:p>6.31931663739</text:p>
          </table:table-cell>
          <table:table-cell office:value="3.40173978358" office:value-type="float">
            <text:p>3.40173978358</text:p>
          </table:table-cell>
          <table:table-cell office:value="2.1461701838" office:value-type="float">
            <text:p>2.1461701838</text:p>
          </table:table-cell>
          <table:table-cell office:value="4.35991539999" office:value-type="float">
            <text:p>4.35991539999</text:p>
          </table:table-cell>
        </table:table-row>
        <table:table-row>
          <table:table-cell office:value-type="string">
            <text:p>R_MIN</text:p>
          </table:table-cell>
          <table:table-cell office:value="12.0216248102" office:value-type="float">
            <text:p>12.0216248102</text:p>
          </table:table-cell>
          <table:table-cell office:value="10.5131072882" office:value-type="float">
            <text:p>10.5131072882</text:p>
          </table:table-cell>
          <table:table-cell office:value="14.7695648642" office:value-type="float">
            <text:p>14.7695648642</text:p>
          </table:table-cell>
          <table:table-cell office:value="14.9063566617" office:value-type="float">
            <text:p>14.9063566617</text:p>
          </table:table-cell>
          <table:table-cell office:value="11.550823002" office:value-type="float">
            <text:p>11.550823002</text:p>
          </table:table-cell>
          <table:table-cell office:value="5.88118099168" office:value-type="float">
            <text:p>5.88118099168</text:p>
          </table:table-cell>
          <table:table-cell office:value="14.3247285449" office:value-type="float">
            <text:p>14.3247285449</text:p>
          </table:table-cell>
          <table:table-cell office:value="5.57469912304" office:value-type="float">
            <text:p>5.57469912304</text:p>
          </table:table-cell>
          <table:table-cell office:value="10.9961774897" office:value-type="float">
            <text:p>10.9961774897</text:p>
          </table:table-cell>
          <table:table-cell office:value="14.3348165519" office:value-type="float">
            <text:p>14.3348165519</text:p>
          </table:table-cell>
          <table:table-cell office:value="8.27388335408" office:value-type="float">
            <text:p>8.27388335408</text:p>
          </table:table-cell>
          <table:table-cell office:value="10.7950215274" office:value-type="float">
            <text:p>10.7950215274</text:p>
          </table:table-cell>
          <table:table-cell office:value="11.5136335462" office:value-type="float">
            <text:p>11.5136335462</text:p>
          </table:table-cell>
          <table:table-cell office:value="7.06235918019" office:value-type="float">
            <text:p>7.06235918019</text:p>
          </table:table-cell>
          <table:table-cell office:value="8.68343088498" office:value-type="float">
            <text:p>8.68343088498</text:p>
          </table:table-cell>
          <table:table-cell office:value="7.60148884149" office:value-type="float">
            <text:p>7.60148884149</text:p>
          </table:table-cell>
          <table:table-cell office:value="10.402626941" office:value-type="float">
            <text:p>10.402626941</text:p>
          </table:table-cell>
          <table:table-cell office:value="12.5988279688" office:value-type="float">
            <text:p>12.5988279688</text:p>
          </table:table-cell>
          <table:table-cell office:value="14.549989946" office:value-type="float">
            <text:p>14.549989946</text:p>
          </table:table-cell>
          <table:table-cell office:value="13.4917726609" office:value-type="float">
            <text:p>13.4917726609</text:p>
          </table:table-cell>
          <table:table-cell office:value="11.4979075925" office:value-type="float">
            <text:p>11.4979075925</text:p>
          </table:table-cell>
          <table:table-cell office:value="12.4490579072" office:value-type="float">
            <text:p>12.4490579072</text:p>
          </table:table-cell>
          <table:table-cell office:value="7.55432138188" office:value-type="float">
            <text:p>7.55432138188</text:p>
          </table:table-cell>
          <table:table-cell office:value="5.98115115334" office:value-type="float">
            <text:p>5.98115115334</text:p>
          </table:table-cell>
          <table:table-cell office:value="10.7220230089" office:value-type="float">
            <text:p>10.7220230089</text:p>
          </table:table-cell>
        </table:table-row>
      </table:table>
      <table:table table:name="lukc-120_0.05-500">
        <table:table-row>
          <table:table-cell office:value-type="string">
            <text:p>ALPHA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</table:table-row>
        <table:table-row>
          <table:table-cell office:value-type="string">
            <text:p>SLOPE</text:p>
          </table:table-cell>
          <table:table-cell office:value="0.645161645205" office:value-type="float">
            <text:p>0.645161645205</text:p>
          </table:table-cell>
          <table:table-cell office:value="0.665537583344" office:value-type="float">
            <text:p>0.665537583344</text:p>
          </table:table-cell>
          <table:table-cell office:value="0.98571704518" office:value-type="float">
            <text:p>0.98571704518</text:p>
          </table:table-cell>
          <table:table-cell office:value="0.802847327335" office:value-type="float">
            <text:p>0.802847327335</text:p>
          </table:table-cell>
          <table:table-cell office:value="0.364646905623" office:value-type="float">
            <text:p>0.364646905623</text:p>
          </table:table-cell>
          <table:table-cell office:value="0.955292576021" office:value-type="float">
            <text:p>0.955292576021</text:p>
          </table:table-cell>
          <table:table-cell office:value="0.948749760428" office:value-type="float">
            <text:p>0.948749760428</text:p>
          </table:table-cell>
          <table:table-cell office:value="0.801333346922" office:value-type="float">
            <text:p>0.801333346922</text:p>
          </table:table-cell>
          <table:table-cell office:value="0.720991737702" office:value-type="float">
            <text:p>0.720991737702</text:p>
          </table:table-cell>
          <table:table-cell office:value="0.718378137597" office:value-type="float">
            <text:p>0.718378137597</text:p>
          </table:table-cell>
          <table:table-cell office:value="0.846349400598" office:value-type="float">
            <text:p>0.846349400598</text:p>
          </table:table-cell>
          <table:table-cell office:value="0.371933702344" office:value-type="float">
            <text:p>0.371933702344</text:p>
          </table:table-cell>
          <table:table-cell office:value="0.961582296788" office:value-type="float">
            <text:p>0.961582296788</text:p>
          </table:table-cell>
          <table:table-cell office:value="0.647176657289" office:value-type="float">
            <text:p>0.647176657289</text:p>
          </table:table-cell>
          <table:table-cell office:value="0.516235658791" office:value-type="float">
            <text:p>0.516235658791</text:p>
          </table:table-cell>
          <table:table-cell office:value="0.707281130704" office:value-type="float">
            <text:p>0.707281130704</text:p>
          </table:table-cell>
          <table:table-cell office:value="0.75072682328" office:value-type="float">
            <text:p>0.75072682328</text:p>
          </table:table-cell>
          <table:table-cell office:value="0.99858640989" office:value-type="float">
            <text:p>0.99858640989</text:p>
          </table:table-cell>
          <table:table-cell office:value="0.778822388036" office:value-type="float">
            <text:p>0.778822388036</text:p>
          </table:table-cell>
          <table:table-cell office:value="0.97721371824" office:value-type="float">
            <text:p>0.97721371824</text:p>
          </table:table-cell>
          <table:table-cell office:value="0.758228212566" office:value-type="float">
            <text:p>0.758228212566</text:p>
          </table:table-cell>
        </table:table-row>
        <table:table-row>
          <table:table-cell office:value-type="string">
            <text:p>STD</text:p>
          </table:table-cell>
          <table:table-cell office:value="0.0117503478551" office:value-type="float">
            <text:p>0.0117503478551</text:p>
          </table:table-cell>
          <table:table-cell office:value="0.0553686721887" office:value-type="float">
            <text:p>0.0553686721887</text:p>
          </table:table-cell>
          <table:table-cell office:value="0.111028864372" office:value-type="float">
            <text:p>0.111028864372</text:p>
          </table:table-cell>
          <table:table-cell office:value="0.120967428791" office:value-type="float">
            <text:p>0.120967428791</text:p>
          </table:table-cell>
          <table:table-cell office:value="0.0547093168672" office:value-type="float">
            <text:p>0.0547093168672</text:p>
          </table:table-cell>
          <table:table-cell office:value="0.197804778679" office:value-type="float">
            <text:p>0.197804778679</text:p>
          </table:table-cell>
          <table:table-cell office:value="0.143845008614" office:value-type="float">
            <text:p>0.143845008614</text:p>
          </table:table-cell>
          <table:table-cell office:value="0.188198666159" office:value-type="float">
            <text:p>0.188198666159</text:p>
          </table:table-cell>
          <table:table-cell office:value="0.0272990195736" office:value-type="float">
            <text:p>0.0272990195736</text:p>
          </table:table-cell>
          <table:table-cell office:value="0.0782172428368" office:value-type="float">
            <text:p>0.0782172428368</text:p>
          </table:table-cell>
          <table:table-cell office:value="0.099047890445" office:value-type="float">
            <text:p>0.099047890445</text:p>
          </table:table-cell>
          <table:table-cell office:value="0.04726956679" office:value-type="float">
            <text:p>0.04726956679</text:p>
          </table:table-cell>
          <table:table-cell office:value="0.263873658606" office:value-type="float">
            <text:p>0.263873658606</text:p>
          </table:table-cell>
          <table:table-cell office:value="0.0124324687418" office:value-type="float">
            <text:p>0.0124324687418</text:p>
          </table:table-cell>
          <table:table-cell office:value="0.102067343482" office:value-type="float">
            <text:p>0.102067343482</text:p>
          </table:table-cell>
          <table:table-cell office:value="0.0678026246607" office:value-type="float">
            <text:p>0.0678026246607</text:p>
          </table:table-cell>
          <table:table-cell office:value="0.0876524050282" office:value-type="float">
            <text:p>0.0876524050282</text:p>
          </table:table-cell>
          <table:table-cell office:value="0.216413381804" office:value-type="float">
            <text:p>0.216413381804</text:p>
          </table:table-cell>
          <table:table-cell office:value="0.0971642511988" office:value-type="float">
            <text:p>0.0971642511988</text:p>
          </table:table-cell>
          <table:table-cell office:value="0.258656784944" office:value-type="float">
            <text:p>0.258656784944</text:p>
          </table:table-cell>
          <table:table-cell office:value="0.112078486082" office:value-type="float">
            <text:p>0.112078486082</text:p>
          </table:table-cell>
        </table:table-row>
        <table:table-row>
          <table:table-cell office:value-type="string">
            <text:p>A_DEC</text:p>
          </table:table-cell>
          <table:table-cell office:value="4.67096084199" office:value-type="float">
            <text:p>4.67096084199</text:p>
          </table:table-cell>
          <table:table-cell office:value="6.61442476287" office:value-type="float">
            <text:p>6.61442476287</text:p>
          </table:table-cell>
          <table:table-cell office:value="4.43132370431" office:value-type="float">
            <text:p>4.43132370431</text:p>
          </table:table-cell>
          <table:table-cell office:value="5.81525428644" office:value-type="float">
            <text:p>5.81525428644</text:p>
          </table:table-cell>
          <table:table-cell office:value="2.39163876867" office:value-type="float">
            <text:p>2.39163876867</text:p>
          </table:table-cell>
          <table:table-cell office:value="7.88668147873" office:value-type="float">
            <text:p>7.88668147873</text:p>
          </table:table-cell>
          <table:table-cell office:value="7.37016459044" office:value-type="float">
            <text:p>7.37016459044</text:p>
          </table:table-cell>
          <table:table-cell office:value="4.994212223" office:value-type="float">
            <text:p>4.994212223</text:p>
          </table:table-cell>
          <table:table-cell office:value="2.54679817091" office:value-type="float">
            <text:p>2.54679817091</text:p>
          </table:table-cell>
          <table:table-cell office:value="7.91583125396" office:value-type="float">
            <text:p>7.91583125396</text:p>
          </table:table-cell>
          <table:table-cell office:value="7.82883332727" office:value-type="float">
            <text:p>7.82883332727</text:p>
          </table:table-cell>
          <table:table-cell office:value="5.70883199042" office:value-type="float">
            <text:p>5.70883199042</text:p>
          </table:table-cell>
          <table:table-cell office:value="5.2717094026" office:value-type="float">
            <text:p>5.2717094026</text:p>
          </table:table-cell>
          <table:table-cell office:value="1.70659133993" office:value-type="float">
            <text:p>1.70659133993</text:p>
          </table:table-cell>
          <table:table-cell office:value="3.28248803263" office:value-type="float">
            <text:p>3.28248803263</text:p>
          </table:table-cell>
          <table:table-cell office:value="5.76490055125" office:value-type="float">
            <text:p>5.76490055125</text:p>
          </table:table-cell>
          <table:table-cell office:value="7.9509422702" office:value-type="float">
            <text:p>7.9509422702</text:p>
          </table:table-cell>
          <table:table-cell office:value="2.38953851381" office:value-type="float">
            <text:p>2.38953851381</text:p>
          </table:table-cell>
          <table:table-cell office:value="5.22936596526" office:value-type="float">
            <text:p>5.22936596526</text:p>
          </table:table-cell>
          <table:table-cell office:value="4.86072098908" office:value-type="float">
            <text:p>4.86072098908</text:p>
          </table:table-cell>
          <table:table-cell office:value="5.23156062319" office:value-type="float">
            <text:p>5.23156062319</text:p>
          </table:table-cell>
        </table:table-row>
        <table:table-row>
          <table:table-cell office:value-type="string">
            <text:p>R_MIN</text:p>
          </table:table-cell>
          <table:table-cell office:value="2.59693732488" office:value-type="float">
            <text:p>2.59693732488</text:p>
          </table:table-cell>
          <table:table-cell office:value="5.89300366058" office:value-type="float">
            <text:p>5.89300366058</text:p>
          </table:table-cell>
          <table:table-cell office:value="2.69797321789" office:value-type="float">
            <text:p>2.69797321789</text:p>
          </table:table-cell>
          <table:table-cell office:value="12.2128349965" office:value-type="float">
            <text:p>12.2128349965</text:p>
          </table:table-cell>
          <table:table-cell office:value="14.4115765146" office:value-type="float">
            <text:p>14.4115765146</text:p>
          </table:table-cell>
          <table:table-cell office:value="6.99191539889" office:value-type="float">
            <text:p>6.99191539889</text:p>
          </table:table-cell>
          <table:table-cell office:value="13.3822448879" office:value-type="float">
            <text:p>13.3822448879</text:p>
          </table:table-cell>
          <table:table-cell office:value="5.59051185615" office:value-type="float">
            <text:p>5.59051185615</text:p>
          </table:table-cell>
          <table:table-cell office:value="11.3380214669" office:value-type="float">
            <text:p>11.3380214669</text:p>
          </table:table-cell>
          <table:table-cell office:value="2.9588930241" office:value-type="float">
            <text:p>2.9588930241</text:p>
          </table:table-cell>
          <table:table-cell office:value="11.1911708246" office:value-type="float">
            <text:p>11.1911708246</text:p>
          </table:table-cell>
          <table:table-cell office:value="7.69485092208" office:value-type="float">
            <text:p>7.69485092208</text:p>
          </table:table-cell>
          <table:table-cell office:value="11.516321904" office:value-type="float">
            <text:p>11.516321904</text:p>
          </table:table-cell>
          <table:table-cell office:value="5.73643202229" office:value-type="float">
            <text:p>5.73643202229</text:p>
          </table:table-cell>
          <table:table-cell office:value="7.16004241565" office:value-type="float">
            <text:p>7.16004241565</text:p>
          </table:table-cell>
          <table:table-cell office:value="10.2097456286" office:value-type="float">
            <text:p>10.2097456286</text:p>
          </table:table-cell>
          <table:table-cell office:value="3.97837214081" office:value-type="float">
            <text:p>3.97837214081</text:p>
          </table:table-cell>
          <table:table-cell office:value="12.9775883014" office:value-type="float">
            <text:p>12.9775883014</text:p>
          </table:table-cell>
          <table:table-cell office:value="10.7742218971" office:value-type="float">
            <text:p>10.7742218971</text:p>
          </table:table-cell>
          <table:table-cell office:value="14.4142143268" office:value-type="float">
            <text:p>14.4142143268</text:p>
          </table:table-cell>
          <table:table-cell office:value="8.68634363659" office:value-type="float">
            <text:p>8.68634363659</text:p>
          </table:table-cell>
        </table:table-row>
      </table:table>
      <table:table table:name="liuyc-120_0.05-500">
        <table:table-row>
          <table:table-cell office:value-type="string">
            <text:p>ALPHA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</table:table-row>
        <table:table-row>
          <table:table-cell office:value-type="string">
            <text:p>SLOPE</text:p>
          </table:table-cell>
          <table:table-cell office:value="0.693208357086" office:value-type="float">
            <text:p>0.693208357086</text:p>
          </table:table-cell>
          <table:table-cell office:value="0.618775747117" office:value-type="float">
            <text:p>0.618775747117</text:p>
          </table:table-cell>
          <table:table-cell office:value="0.821269290686" office:value-type="float">
            <text:p>0.821269290686</text:p>
          </table:table-cell>
          <table:table-cell office:value="0.794895935756" office:value-type="float">
            <text:p>0.794895935756</text:p>
          </table:table-cell>
          <table:table-cell office:value="0.937189264651" office:value-type="float">
            <text:p>0.937189264651</text:p>
          </table:table-cell>
          <table:table-cell office:value="0.77822764187" office:value-type="float">
            <text:p>0.77822764187</text:p>
          </table:table-cell>
          <table:table-cell office:value="0.661716168991" office:value-type="float">
            <text:p>0.661716168991</text:p>
          </table:table-cell>
          <table:table-cell office:value="0.790894135429" office:value-type="float">
            <text:p>0.790894135429</text:p>
          </table:table-cell>
          <table:table-cell office:value="0.909608535554" office:value-type="float">
            <text:p>0.909608535554</text:p>
          </table:table-cell>
          <table:table-cell office:value="0.598828433335" office:value-type="float">
            <text:p>0.598828433335</text:p>
          </table:table-cell>
          <table:table-cell office:value="0.716634135915" office:value-type="float">
            <text:p>0.716634135915</text:p>
          </table:table-cell>
          <table:table-cell office:value="0.672133920388" office:value-type="float">
            <text:p>0.672133920388</text:p>
          </table:table-cell>
          <table:table-cell office:value="0.775871947049" office:value-type="float">
            <text:p>0.775871947049</text:p>
          </table:table-cell>
          <table:table-cell office:value="0.840279134514" office:value-type="float">
            <text:p>0.840279134514</text:p>
          </table:table-cell>
          <table:table-cell office:value="0.808344948553" office:value-type="float">
            <text:p>0.808344948553</text:p>
          </table:table-cell>
          <table:table-cell office:value="0.778502764173" office:value-type="float">
            <text:p>0.778502764173</text:p>
          </table:table-cell>
          <table:table-cell office:value="0.995000153626" office:value-type="float">
            <text:p>0.995000153626</text:p>
          </table:table-cell>
          <table:table-cell office:value="0.661092375136" office:value-type="float">
            <text:p>0.661092375136</text:p>
          </table:table-cell>
          <table:table-cell office:value="0.428359640844" office:value-type="float">
            <text:p>0.428359640844</text:p>
          </table:table-cell>
          <table:table-cell office:value="0.736341378079" office:value-type="float">
            <text:p>0.736341378079</text:p>
          </table:table-cell>
          <table:table-cell office:value="0.750858695438" office:value-type="float">
            <text:p>0.750858695438</text:p>
          </table:table-cell>
        </table:table-row>
        <table:table-row>
          <table:table-cell office:value-type="string">
            <text:p>STD</text:p>
          </table:table-cell>
          <table:table-cell office:value="0.0345159363579" office:value-type="float">
            <text:p>0.0345159363579</text:p>
          </table:table-cell>
          <table:table-cell office:value="0.0257817920942" office:value-type="float">
            <text:p>0.0257817920942</text:p>
          </table:table-cell>
          <table:table-cell office:value="0.0522180892522" office:value-type="float">
            <text:p>0.0522180892522</text:p>
          </table:table-cell>
          <table:table-cell office:value="0.0678403028697" office:value-type="float">
            <text:p>0.0678403028697</text:p>
          </table:table-cell>
          <table:table-cell office:value="0.0617279985874" office:value-type="float">
            <text:p>0.0617279985874</text:p>
          </table:table-cell>
          <table:table-cell office:value="0.119537367064" office:value-type="float">
            <text:p>0.119537367064</text:p>
          </table:table-cell>
          <table:table-cell office:value="0.0299549616436" office:value-type="float">
            <text:p>0.0299549616436</text:p>
          </table:table-cell>
          <table:table-cell office:value="0.107937225147" office:value-type="float">
            <text:p>0.107937225147</text:p>
          </table:table-cell>
          <table:table-cell office:value="0.0800854961202" office:value-type="float">
            <text:p>0.0800854961202</text:p>
          </table:table-cell>
          <table:table-cell office:value="0.0288971381474" office:value-type="float">
            <text:p>0.0288971381474</text:p>
          </table:table-cell>
          <table:table-cell office:value="0.112649018956" office:value-type="float">
            <text:p>0.112649018956</text:p>
          </table:table-cell>
          <table:table-cell office:value="0.0396822585436" office:value-type="float">
            <text:p>0.0396822585436</text:p>
          </table:table-cell>
          <table:table-cell office:value="0.108549171463" office:value-type="float">
            <text:p>0.108549171463</text:p>
          </table:table-cell>
          <table:table-cell office:value="0.147661388159" office:value-type="float">
            <text:p>0.147661388159</text:p>
          </table:table-cell>
          <table:table-cell office:value="0.0307100628532" office:value-type="float">
            <text:p>0.0307100628532</text:p>
          </table:table-cell>
          <table:table-cell office:value="0.0580992722547" office:value-type="float">
            <text:p>0.0580992722547</text:p>
          </table:table-cell>
          <table:table-cell office:value="0.0898368003759" office:value-type="float">
            <text:p>0.0898368003759</text:p>
          </table:table-cell>
          <table:table-cell office:value="0.0552553903845" office:value-type="float">
            <text:p>0.0552553903845</text:p>
          </table:table-cell>
          <table:table-cell office:value="0.0197335364722" office:value-type="float">
            <text:p>0.0197335364722</text:p>
          </table:table-cell>
          <table:table-cell office:value="0.0295119315479" office:value-type="float">
            <text:p>0.0295119315479</text:p>
          </table:table-cell>
          <table:table-cell office:value="0.0650092569147" office:value-type="float">
            <text:p>0.0650092569147</text:p>
          </table:table-cell>
        </table:table-row>
        <table:table-row>
          <table:table-cell office:value-type="string">
            <text:p>A_DEC</text:p>
          </table:table-cell>
          <table:table-cell office:value="7.66706023756" office:value-type="float">
            <text:p>7.66706023756</text:p>
          </table:table-cell>
          <table:table-cell office:value="2.59090483281" office:value-type="float">
            <text:p>2.59090483281</text:p>
          </table:table-cell>
          <table:table-cell office:value="6.86316985973" office:value-type="float">
            <text:p>6.86316985973</text:p>
          </table:table-cell>
          <table:table-cell office:value="3.16135068842" office:value-type="float">
            <text:p>3.16135068842</text:p>
          </table:table-cell>
          <table:table-cell office:value="3.71378997153" office:value-type="float">
            <text:p>3.71378997153</text:p>
          </table:table-cell>
          <table:table-cell office:value="4.0080176878" office:value-type="float">
            <text:p>4.0080176878</text:p>
          </table:table-cell>
          <table:table-cell office:value="5.96991492767" office:value-type="float">
            <text:p>5.96991492767</text:p>
          </table:table-cell>
          <table:table-cell office:value="1.67852586066" office:value-type="float">
            <text:p>1.67852586066</text:p>
          </table:table-cell>
          <table:table-cell office:value="2.5081268599" office:value-type="float">
            <text:p>2.5081268599</text:p>
          </table:table-cell>
          <table:table-cell office:value="2.15636543023" office:value-type="float">
            <text:p>2.15636543023</text:p>
          </table:table-cell>
          <table:table-cell office:value="5.35500777076" office:value-type="float">
            <text:p>5.35500777076</text:p>
          </table:table-cell>
          <table:table-cell office:value="1.79921213066" office:value-type="float">
            <text:p>1.79921213066</text:p>
          </table:table-cell>
          <table:table-cell office:value="7.89909905621" office:value-type="float">
            <text:p>7.89909905621</text:p>
          </table:table-cell>
          <table:table-cell office:value="7.45034203205" office:value-type="float">
            <text:p>7.45034203205</text:p>
          </table:table-cell>
          <table:table-cell office:value="2.90657233162" office:value-type="float">
            <text:p>2.90657233162</text:p>
          </table:table-cell>
          <table:table-cell office:value="2.03857869524" office:value-type="float">
            <text:p>2.03857869524</text:p>
          </table:table-cell>
          <table:table-cell office:value="2.07772153322" office:value-type="float">
            <text:p>2.07772153322</text:p>
          </table:table-cell>
          <table:table-cell office:value="1.22860635621" office:value-type="float">
            <text:p>1.22860635621</text:p>
          </table:table-cell>
          <table:table-cell office:value="1.61223979828" office:value-type="float">
            <text:p>1.61223979828</text:p>
          </table:table-cell>
          <table:table-cell office:value="5.36498077099" office:value-type="float">
            <text:p>5.36498077099</text:p>
          </table:table-cell>
          <table:table-cell office:value="3.90247934158" office:value-type="float">
            <text:p>3.90247934158</text:p>
          </table:table-cell>
        </table:table-row>
        <table:table-row>
          <table:table-cell office:value-type="string">
            <text:p>R_MIN</text:p>
          </table:table-cell>
          <table:table-cell office:value="12.5478034074" office:value-type="float">
            <text:p>12.5478034074</text:p>
          </table:table-cell>
          <table:table-cell office:value="11.450944018" office:value-type="float">
            <text:p>11.450944018</text:p>
          </table:table-cell>
          <table:table-cell office:value="13.1685796508" office:value-type="float">
            <text:p>13.1685796508</text:p>
          </table:table-cell>
          <table:table-cell office:value="9.13036055126" office:value-type="float">
            <text:p>9.13036055126</text:p>
          </table:table-cell>
          <table:table-cell office:value="14.8405979728" office:value-type="float">
            <text:p>14.8405979728</text:p>
          </table:table-cell>
          <table:table-cell office:value="12.8626195856" office:value-type="float">
            <text:p>12.8626195856</text:p>
          </table:table-cell>
          <table:table-cell office:value="13.5963299514" office:value-type="float">
            <text:p>13.5963299514</text:p>
          </table:table-cell>
          <table:table-cell office:value="14.5137962894" office:value-type="float">
            <text:p>14.5137962894</text:p>
          </table:table-cell>
          <table:table-cell office:value="14.3856075613" office:value-type="float">
            <text:p>14.3856075613</text:p>
          </table:table-cell>
          <table:table-cell office:value="13.6934677845" office:value-type="float">
            <text:p>13.6934677845</text:p>
          </table:table-cell>
          <table:table-cell office:value="14.3209603912" office:value-type="float">
            <text:p>14.3209603912</text:p>
          </table:table-cell>
          <table:table-cell office:value="10.9247070513" office:value-type="float">
            <text:p>10.9247070513</text:p>
          </table:table-cell>
          <table:table-cell office:value="12.0995532084" office:value-type="float">
            <text:p>12.0995532084</text:p>
          </table:table-cell>
          <table:table-cell office:value="14.5821896069" office:value-type="float">
            <text:p>14.5821896069</text:p>
          </table:table-cell>
          <table:table-cell office:value="13.2581357575" office:value-type="float">
            <text:p>13.2581357575</text:p>
          </table:table-cell>
          <table:table-cell office:value="10.8143995424" office:value-type="float">
            <text:p>10.8143995424</text:p>
          </table:table-cell>
          <table:table-cell office:value="14.2915717768" office:value-type="float">
            <text:p>14.2915717768</text:p>
          </table:table-cell>
          <table:table-cell office:value="13.0310386404" office:value-type="float">
            <text:p>13.0310386404</text:p>
          </table:table-cell>
          <table:table-cell office:value="14.9091519557" office:value-type="float">
            <text:p>14.9091519557</text:p>
          </table:table-cell>
          <table:table-cell office:value="14.6830085014" office:value-type="float">
            <text:p>14.6830085014</text:p>
          </table:table-cell>
          <table:table-cell office:value="13.1552411602" office:value-type="float">
            <text:p>13.1552411602</text:p>
          </table:table-cell>
        </table:table-row>
      </table:table>
      <table:table table:name="paul-120_0.05-1000">
        <table:table-row>
          <table:table-cell office:value-type="string">
            <text:p>ALPHA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</table:table-row>
        <table:table-row>
          <table:table-cell office:value-type="string">
            <text:p>SLOPE</text:p>
          </table:table-cell>
          <table:table-cell office:value="0.78072587135" office:value-type="float">
            <text:p>0.78072587135</text:p>
          </table:table-cell>
          <table:table-cell office:value="0.708466567172" office:value-type="float">
            <text:p>0.708466567172</text:p>
          </table:table-cell>
          <table:table-cell office:value="0.756654684158" office:value-type="float">
            <text:p>0.756654684158</text:p>
          </table:table-cell>
          <table:table-cell office:value="0.309024926018" office:value-type="float">
            <text:p>0.309024926018</text:p>
          </table:table-cell>
          <table:table-cell office:value="0.505940265615" office:value-type="float">
            <text:p>0.505940265615</text:p>
          </table:table-cell>
          <table:table-cell office:value="0.626668816364" office:value-type="float">
            <text:p>0.626668816364</text:p>
          </table:table-cell>
          <table:table-cell office:value="0.27211604135" office:value-type="float">
            <text:p>0.27211604135</text:p>
          </table:table-cell>
          <table:table-cell office:value="0.865529358305" office:value-type="float">
            <text:p>0.865529358305</text:p>
          </table:table-cell>
          <table:table-cell office:value="0.673960446972" office:value-type="float">
            <text:p>0.673960446972</text:p>
          </table:table-cell>
          <table:table-cell office:value="0.322233631854" office:value-type="float">
            <text:p>0.322233631854</text:p>
          </table:table-cell>
          <table:table-cell office:value="0.675368631918" office:value-type="float">
            <text:p>0.675368631918</text:p>
          </table:table-cell>
          <table:table-cell office:value="0.891329362221" office:value-type="float">
            <text:p>0.891329362221</text:p>
          </table:table-cell>
          <table:table-cell office:value="0.751620377381" office:value-type="float">
            <text:p>0.751620377381</text:p>
          </table:table-cell>
          <table:table-cell office:value="0.963610847073" office:value-type="float">
            <text:p>0.963610847073</text:p>
          </table:table-cell>
          <table:table-cell office:value="0.588346205516" office:value-type="float">
            <text:p>0.588346205516</text:p>
          </table:table-cell>
          <table:table-cell office:value="0.453822174082" office:value-type="float">
            <text:p>0.453822174082</text:p>
          </table:table-cell>
          <table:table-cell office:value="0.488819836944" office:value-type="float">
            <text:p>0.488819836944</text:p>
          </table:table-cell>
          <table:table-cell office:value="0.496166787693" office:value-type="float">
            <text:p>0.496166787693</text:p>
          </table:table-cell>
          <table:table-cell office:value="0.874262635151" office:value-type="float">
            <text:p>0.874262635151</text:p>
          </table:table-cell>
          <table:table-cell office:value="0.898835110841" office:value-type="float">
            <text:p>0.898835110841</text:p>
          </table:table-cell>
          <table:table-cell office:value="0.947833447535" office:value-type="float">
            <text:p>0.947833447535</text:p>
          </table:table-cell>
          <table:table-cell office:value="0.610764731051" office:value-type="float">
            <text:p>0.610764731051</text:p>
          </table:table-cell>
          <table:table-cell office:value="0.257295885598" office:value-type="float">
            <text:p>0.257295885598</text:p>
          </table:table-cell>
          <table:table-cell office:value="0.281148690443" office:value-type="float">
            <text:p>0.281148690443</text:p>
          </table:table-cell>
          <table:table-cell office:value="0.992008062717" office:value-type="float">
            <text:p>0.992008062717</text:p>
          </table:table-cell>
          <table:table-cell office:value="0.884796851701" office:value-type="float">
            <text:p>0.884796851701</text:p>
          </table:table-cell>
          <table:table-cell office:value="0.804797593592" office:value-type="float">
            <text:p>0.804797593592</text:p>
          </table:table-cell>
          <table:table-cell office:value="0.648793306699" office:value-type="float">
            <text:p>0.648793306699</text:p>
          </table:table-cell>
          <table:table-cell office:value="0.97148007155" office:value-type="float">
            <text:p>0.97148007155</text:p>
          </table:table-cell>
          <table:table-cell office:value="0.863769339077" office:value-type="float">
            <text:p>0.863769339077</text:p>
          </table:table-cell>
          <table:table-cell office:value="0.485092587908" office:value-type="float">
            <text:p>0.485092587908</text:p>
          </table:table-cell>
          <table:table-cell office:value="0.625501619091" office:value-type="float">
            <text:p>0.625501619091</text:p>
          </table:table-cell>
          <table:table-cell office:value="0.906293207373" office:value-type="float">
            <text:p>0.906293207373</text:p>
          </table:table-cell>
          <table:table-cell office:value="0.807067964971" office:value-type="float">
            <text:p>0.807067964971</text:p>
          </table:table-cell>
          <table:table-cell office:value="0.996666542248" office:value-type="float">
            <text:p>0.996666542248</text:p>
          </table:table-cell>
          <table:table-cell office:value="0.883727291199" office:value-type="float">
            <text:p>0.883727291199</text:p>
          </table:table-cell>
          <table:table-cell office:value="0.690848326965" office:value-type="float">
            <text:p>0.690848326965</text:p>
          </table:table-cell>
        </table:table-row>
        <table:table-row>
          <table:table-cell office:value-type="string">
            <text:p>STD</text:p>
          </table:table-cell>
          <table:table-cell office:value="0.0660394944195" office:value-type="float">
            <text:p>0.0660394944195</text:p>
          </table:table-cell>
          <table:table-cell office:value="0.142572933249" office:value-type="float">
            <text:p>0.142572933249</text:p>
          </table:table-cell>
          <table:table-cell office:value="0.109072458856" office:value-type="float">
            <text:p>0.109072458856</text:p>
          </table:table-cell>
          <table:table-cell office:value="0.0694906867506" office:value-type="float">
            <text:p>0.0694906867506</text:p>
          </table:table-cell>
          <table:table-cell office:value="0.0462921057945" office:value-type="float">
            <text:p>0.0462921057945</text:p>
          </table:table-cell>
          <table:table-cell office:value="0.0316639049217" office:value-type="float">
            <text:p>0.0316639049217</text:p>
          </table:table-cell>
          <table:table-cell office:value="0.0556593630169" office:value-type="float">
            <text:p>0.0556593630169</text:p>
          </table:table-cell>
          <table:table-cell office:value="0.206798958145" office:value-type="float">
            <text:p>0.206798958145</text:p>
          </table:table-cell>
          <table:table-cell office:value="0.156612425566" office:value-type="float">
            <text:p>0.156612425566</text:p>
          </table:table-cell>
          <table:table-cell office:value="0.032538380841" office:value-type="float">
            <text:p>0.032538380841</text:p>
          </table:table-cell>
          <table:table-cell office:value="0.132457344124" office:value-type="float">
            <text:p>0.132457344124</text:p>
          </table:table-cell>
          <table:table-cell office:value="0.119902955682" office:value-type="float">
            <text:p>0.119902955682</text:p>
          </table:table-cell>
          <table:table-cell office:value="0.177674339976" office:value-type="float">
            <text:p>0.177674339976</text:p>
          </table:table-cell>
          <table:table-cell office:value="0.104045233605" office:value-type="float">
            <text:p>0.104045233605</text:p>
          </table:table-cell>
          <table:table-cell office:value="0.0347407477408" office:value-type="float">
            <text:p>0.0347407477408</text:p>
          </table:table-cell>
          <table:table-cell office:value="0.0572342798862" office:value-type="float">
            <text:p>0.0572342798862</text:p>
          </table:table-cell>
          <table:table-cell office:value="0.0507802088821" office:value-type="float">
            <text:p>0.0507802088821</text:p>
          </table:table-cell>
          <table:table-cell office:value="0.100983574378" office:value-type="float">
            <text:p>0.100983574378</text:p>
          </table:table-cell>
          <table:table-cell office:value="0.229064631019" office:value-type="float">
            <text:p>0.229064631019</text:p>
          </table:table-cell>
          <table:table-cell office:value="0.110540175682" office:value-type="float">
            <text:p>0.110540175682</text:p>
          </table:table-cell>
          <table:table-cell office:value="0.276836818937" office:value-type="float">
            <text:p>0.276836818937</text:p>
          </table:table-cell>
          <table:table-cell office:value="0.105059408173" office:value-type="float">
            <text:p>0.105059408173</text:p>
          </table:table-cell>
          <table:table-cell office:value="0.044135520974" office:value-type="float">
            <text:p>0.044135520974</text:p>
          </table:table-cell>
          <table:table-cell office:value="0.0405002643217" office:value-type="float">
            <text:p>0.0405002643217</text:p>
          </table:table-cell>
          <table:table-cell office:value="0.299012826419" office:value-type="float">
            <text:p>0.299012826419</text:p>
          </table:table-cell>
          <table:table-cell office:value="0.170096887753" office:value-type="float">
            <text:p>0.170096887753</text:p>
          </table:table-cell>
          <table:table-cell office:value="0.0670193560757" office:value-type="float">
            <text:p>0.0670193560757</text:p>
          </table:table-cell>
          <table:table-cell office:value="0.0964814092123" office:value-type="float">
            <text:p>0.0964814092123</text:p>
          </table:table-cell>
          <table:table-cell office:value="0.293540494465" office:value-type="float">
            <text:p>0.293540494465</text:p>
          </table:table-cell>
          <table:table-cell office:value="0.111600319796" office:value-type="float">
            <text:p>0.111600319796</text:p>
          </table:table-cell>
          <table:table-cell office:value="0.108774553877" office:value-type="float">
            <text:p>0.108774553877</text:p>
          </table:table-cell>
          <table:table-cell office:value="0.128690902673" office:value-type="float">
            <text:p>0.128690902673</text:p>
          </table:table-cell>
          <table:table-cell office:value="0.0572115662059" office:value-type="float">
            <text:p>0.0572115662059</text:p>
          </table:table-cell>
          <table:table-cell office:value="0.0280764187992" office:value-type="float">
            <text:p>0.0280764187992</text:p>
          </table:table-cell>
          <table:table-cell office:value="0.0911443513459" office:value-type="float">
            <text:p>0.0911443513459</text:p>
          </table:table-cell>
          <table:table-cell office:value="0.236012328628" office:value-type="float">
            <text:p>0.236012328628</text:p>
          </table:table-cell>
          <table:table-cell office:value="0.116343267505" office:value-type="float">
            <text:p>0.116343267505</text:p>
          </table:table-cell>
        </table:table-row>
        <table:table-row>
          <table:table-cell office:value-type="string">
            <text:p>A_DEC</text:p>
          </table:table-cell>
          <table:table-cell office:value="6.25568648816" office:value-type="float">
            <text:p>6.25568648816</text:p>
          </table:table-cell>
          <table:table-cell office:value="2.66559826813" office:value-type="float">
            <text:p>2.66559826813</text:p>
          </table:table-cell>
          <table:table-cell office:value="3.12305172303" office:value-type="float">
            <text:p>3.12305172303</text:p>
          </table:table-cell>
          <table:table-cell office:value="3.83910175685" office:value-type="float">
            <text:p>3.83910175685</text:p>
          </table:table-cell>
          <table:table-cell office:value="5.0804341136" office:value-type="float">
            <text:p>5.0804341136</text:p>
          </table:table-cell>
          <table:table-cell office:value="2.9004794314" office:value-type="float">
            <text:p>2.9004794314</text:p>
          </table:table-cell>
          <table:table-cell office:value="4.01587632324" office:value-type="float">
            <text:p>4.01587632324</text:p>
          </table:table-cell>
          <table:table-cell office:value="3.53359718886" office:value-type="float">
            <text:p>3.53359718886</text:p>
          </table:table-cell>
          <table:table-cell office:value="1.05767784982" office:value-type="float">
            <text:p>1.05767784982</text:p>
          </table:table-cell>
          <table:table-cell office:value="3.1131787758" office:value-type="float">
            <text:p>3.1131787758</text:p>
          </table:table-cell>
          <table:table-cell office:value="7.77632507474" office:value-type="float">
            <text:p>7.77632507474</text:p>
          </table:table-cell>
          <table:table-cell office:value="7.06731032036" office:value-type="float">
            <text:p>7.06731032036</text:p>
          </table:table-cell>
          <table:table-cell office:value="6.46305649297" office:value-type="float">
            <text:p>6.46305649297</text:p>
          </table:table-cell>
          <table:table-cell office:value="3.84888632162" office:value-type="float">
            <text:p>3.84888632162</text:p>
          </table:table-cell>
          <table:table-cell office:value="6.19659518341" office:value-type="float">
            <text:p>6.19659518341</text:p>
          </table:table-cell>
          <table:table-cell office:value="4.23415195227" office:value-type="float">
            <text:p>4.23415195227</text:p>
          </table:table-cell>
          <table:table-cell office:value="4.24759227685" office:value-type="float">
            <text:p>4.24759227685</text:p>
          </table:table-cell>
          <table:table-cell office:value="4.61039459586" office:value-type="float">
            <text:p>4.61039459586</text:p>
          </table:table-cell>
          <table:table-cell office:value="3.74132723415" office:value-type="float">
            <text:p>3.74132723415</text:p>
          </table:table-cell>
          <table:table-cell office:value="5.61099457922" office:value-type="float">
            <text:p>5.61099457922</text:p>
          </table:table-cell>
          <table:table-cell office:value="7.15349730697" office:value-type="float">
            <text:p>7.15349730697</text:p>
          </table:table-cell>
          <table:table-cell office:value="6.27161461099" office:value-type="float">
            <text:p>6.27161461099</text:p>
          </table:table-cell>
          <table:table-cell office:value="5.53745453738" office:value-type="float">
            <text:p>5.53745453738</text:p>
          </table:table-cell>
          <table:table-cell office:value="7.50353899008" office:value-type="float">
            <text:p>7.50353899008</text:p>
          </table:table-cell>
          <table:table-cell office:value="7.01770313498" office:value-type="float">
            <text:p>7.01770313498</text:p>
          </table:table-cell>
          <table:table-cell office:value="4.30595901916" office:value-type="float">
            <text:p>4.30595901916</text:p>
          </table:table-cell>
          <table:table-cell office:value="7.71459780329" office:value-type="float">
            <text:p>7.71459780329</text:p>
          </table:table-cell>
          <table:table-cell office:value="3.96256043594" office:value-type="float">
            <text:p>3.96256043594</text:p>
          </table:table-cell>
          <table:table-cell office:value="6.06941314826" office:value-type="float">
            <text:p>6.06941314826</text:p>
          </table:table-cell>
          <table:table-cell office:value="6.22026356269" office:value-type="float">
            <text:p>6.22026356269</text:p>
          </table:table-cell>
          <table:table-cell office:value="1.98015811414" office:value-type="float">
            <text:p>1.98015811414</text:p>
          </table:table-cell>
          <table:table-cell office:value="4.82363982676" office:value-type="float">
            <text:p>4.82363982676</text:p>
          </table:table-cell>
          <table:table-cell office:value="2.29261507277" office:value-type="float">
            <text:p>2.29261507277</text:p>
          </table:table-cell>
          <table:table-cell office:value="4.48985507368" office:value-type="float">
            <text:p>4.48985507368</text:p>
          </table:table-cell>
          <table:table-cell office:value="7.24373375912" office:value-type="float">
            <text:p>7.24373375912</text:p>
          </table:table-cell>
          <table:table-cell office:value="2.85885641316" office:value-type="float">
            <text:p>2.85885641316</text:p>
          </table:table-cell>
          <table:table-cell office:value="4.85629935444" office:value-type="float">
            <text:p>4.85629935444</text:p>
          </table:table-cell>
        </table:table-row>
        <table:table-row>
          <table:table-cell office:value-type="string">
            <text:p>R_MIN</text:p>
          </table:table-cell>
          <table:table-cell office:value="10.8323599276" office:value-type="float">
            <text:p>10.8323599276</text:p>
          </table:table-cell>
          <table:table-cell office:value="14.2144104632" office:value-type="float">
            <text:p>14.2144104632</text:p>
          </table:table-cell>
          <table:table-cell office:value="3.98522613593" office:value-type="float">
            <text:p>3.98522613593</text:p>
          </table:table-cell>
          <table:table-cell office:value="12.1965870417" office:value-type="float">
            <text:p>12.1965870417</text:p>
          </table:table-cell>
          <table:table-cell office:value="12.3444152419" office:value-type="float">
            <text:p>12.3444152419</text:p>
          </table:table-cell>
          <table:table-cell office:value="7.80953952643" office:value-type="float">
            <text:p>7.80953952643</text:p>
          </table:table-cell>
          <table:table-cell office:value="9.13176287738" office:value-type="float">
            <text:p>9.13176287738</text:p>
          </table:table-cell>
          <table:table-cell office:value="10.2193837722" office:value-type="float">
            <text:p>10.2193837722</text:p>
          </table:table-cell>
          <table:table-cell office:value="10.4003171873" office:value-type="float">
            <text:p>10.4003171873</text:p>
          </table:table-cell>
          <table:table-cell office:value="11.2563651547" office:value-type="float">
            <text:p>11.2563651547</text:p>
          </table:table-cell>
          <table:table-cell office:value="3.22048822745" office:value-type="float">
            <text:p>3.22048822745</text:p>
          </table:table-cell>
          <table:table-cell office:value="5.90396395268" office:value-type="float">
            <text:p>5.90396395268</text:p>
          </table:table-cell>
          <table:table-cell office:value="10.9284773461" office:value-type="float">
            <text:p>10.9284773461</text:p>
          </table:table-cell>
          <table:table-cell office:value="8.21657466319" office:value-type="float">
            <text:p>8.21657466319</text:p>
          </table:table-cell>
          <table:table-cell office:value="5.01673305639" office:value-type="float">
            <text:p>5.01673305639</text:p>
          </table:table-cell>
          <table:table-cell office:value="8.76945447442" office:value-type="float">
            <text:p>8.76945447442</text:p>
          </table:table-cell>
          <table:table-cell office:value="8.812088907" office:value-type="float">
            <text:p>8.812088907</text:p>
          </table:table-cell>
          <table:table-cell office:value="11.6057850188" office:value-type="float">
            <text:p>11.6057850188</text:p>
          </table:table-cell>
          <table:table-cell office:value="4.79714789172" office:value-type="float">
            <text:p>4.79714789172</text:p>
          </table:table-cell>
          <table:table-cell office:value="14.7781821474" office:value-type="float">
            <text:p>14.7781821474</text:p>
          </table:table-cell>
          <table:table-cell office:value="12.7010571764" office:value-type="float">
            <text:p>12.7010571764</text:p>
          </table:table-cell>
          <table:table-cell office:value="13.4278147653" office:value-type="float">
            <text:p>13.4278147653</text:p>
          </table:table-cell>
          <table:table-cell office:value="11.3743611275" office:value-type="float">
            <text:p>11.3743611275</text:p>
          </table:table-cell>
          <table:table-cell office:value="10.9217239173" office:value-type="float">
            <text:p>10.9217239173</text:p>
          </table:table-cell>
          <table:table-cell office:value="10.6491466554" office:value-type="float">
            <text:p>10.6491466554</text:p>
          </table:table-cell>
          <table:table-cell office:value="4.96770034268" office:value-type="float">
            <text:p>4.96770034268</text:p>
          </table:table-cell>
          <table:table-cell office:value="5.85850250811" office:value-type="float">
            <text:p>5.85850250811</text:p>
          </table:table-cell>
          <table:table-cell office:value="3.25679766058" office:value-type="float">
            <text:p>3.25679766058</text:p>
          </table:table-cell>
          <table:table-cell office:value="12.146728451" office:value-type="float">
            <text:p>12.146728451</text:p>
          </table:table-cell>
          <table:table-cell office:value="12.3803144432" office:value-type="float">
            <text:p>12.3803144432</text:p>
          </table:table-cell>
          <table:table-cell office:value="12.9307268038" office:value-type="float">
            <text:p>12.9307268038</text:p>
          </table:table-cell>
          <table:table-cell office:value="6.84537626346" office:value-type="float">
            <text:p>6.84537626346</text:p>
          </table:table-cell>
          <table:table-cell office:value="8.40667703547" office:value-type="float">
            <text:p>8.40667703547</text:p>
          </table:table-cell>
          <table:table-cell office:value="8.30974568228" office:value-type="float">
            <text:p>8.30974568228</text:p>
          </table:table-cell>
          <table:table-cell office:value="9.13069066056" office:value-type="float">
            <text:p>9.13069066056</text:p>
          </table:table-cell>
          <table:table-cell office:value="11.5702564239" office:value-type="float">
            <text:p>11.5702564239</text:p>
          </table:table-cell>
          <table:table-cell office:value="9.42546897029" office:value-type="float">
            <text:p>9.42546897029</text:p>
          </table:table-cell>
        </table:table-row>
      </table:table>
      <table:table table:name="paul-120_0.05-500">
        <table:table-row>
          <table:table-cell office:value-type="string">
            <text:p>ALPHA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  <table:table-cell office:value="0.01" office:value-type="float">
            <text:p>0.01</text:p>
          </table:table-cell>
        </table:table-row>
        <table:table-row>
          <table:table-cell office:value-type="string">
            <text:p>SLOPE</text:p>
          </table:table-cell>
          <table:table-cell office:value="0.610368874466" office:value-type="float">
            <text:p>0.610368874466</text:p>
          </table:table-cell>
          <table:table-cell office:value="0.814603659314" office:value-type="float">
            <text:p>0.814603659314</text:p>
          </table:table-cell>
          <table:table-cell office:value="0.968636070592" office:value-type="float">
            <text:p>0.968636070592</text:p>
          </table:table-cell>
          <table:table-cell office:value="0.525981716678" office:value-type="float">
            <text:p>0.525981716678</text:p>
          </table:table-cell>
          <table:table-cell office:value="0.471441833591" office:value-type="float">
            <text:p>0.471441833591</text:p>
          </table:table-cell>
          <table:table-cell office:value="0.930090840464" office:value-type="float">
            <text:p>0.930090840464</text:p>
          </table:table-cell>
          <table:table-cell office:value="0.931056670832" office:value-type="float">
            <text:p>0.931056670832</text:p>
          </table:table-cell>
          <table:table-cell office:value="0.781617914271" office:value-type="float">
            <text:p>0.781617914271</text:p>
          </table:table-cell>
          <table:table-cell office:value="0.884157367463" office:value-type="float">
            <text:p>0.884157367463</text:p>
          </table:table-cell>
          <table:table-cell office:value="0.569398310988" office:value-type="float">
            <text:p>0.569398310988</text:p>
          </table:table-cell>
          <table:table-cell office:value="0.862140998116" office:value-type="float">
            <text:p>0.862140998116</text:p>
          </table:table-cell>
          <table:table-cell office:value="0.496860841416" office:value-type="float">
            <text:p>0.496860841416</text:p>
          </table:table-cell>
          <table:table-cell office:value="0.689317890621" office:value-type="float">
            <text:p>0.689317890621</text:p>
          </table:table-cell>
          <table:table-cell office:value="0.793678965389" office:value-type="float">
            <text:p>0.793678965389</text:p>
          </table:table-cell>
          <table:table-cell office:value="0.877453963774" office:value-type="float">
            <text:p>0.877453963774</text:p>
          </table:table-cell>
          <table:table-cell office:value="0.946880032515" office:value-type="float">
            <text:p>0.946880032515</text:p>
          </table:table-cell>
          <table:table-cell office:value="0.970216062138" office:value-type="float">
            <text:p>0.970216062138</text:p>
          </table:table-cell>
          <table:table-cell office:value="0.200265466079" office:value-type="float">
            <text:p>0.200265466079</text:p>
          </table:table-cell>
          <table:table-cell office:value="0.990624732952" office:value-type="float">
            <text:p>0.990624732952</text:p>
          </table:table-cell>
          <table:table-cell office:value="0.766218672809" office:value-type="float">
            <text:p>0.766218672809</text:p>
          </table:table-cell>
          <table:table-cell office:value="0.976612961837" office:value-type="float">
            <text:p>0.976612961837</text:p>
          </table:table-cell>
          <table:table-cell office:value="0.879000535443" office:value-type="float">
            <text:p>0.879000535443</text:p>
          </table:table-cell>
          <table:table-cell office:value="0.716401989956" office:value-type="float">
            <text:p>0.716401989956</text:p>
          </table:table-cell>
        </table:table-row>
        <table:table-row>
          <table:table-cell office:value-type="string">
            <text:p>STD</text:p>
          </table:table-cell>
          <table:table-cell office:value="0.0794620049708" office:value-type="float">
            <text:p>0.0794620049708</text:p>
          </table:table-cell>
          <table:table-cell office:value="0.217225058442" office:value-type="float">
            <text:p>0.217225058442</text:p>
          </table:table-cell>
          <table:table-cell office:value="0.293429700489" office:value-type="float">
            <text:p>0.293429700489</text:p>
          </table:table-cell>
          <table:table-cell office:value="0.121406192479" office:value-type="float">
            <text:p>0.121406192479</text:p>
          </table:table-cell>
          <table:table-cell office:value="0.107169898946" office:value-type="float">
            <text:p>0.107169898946</text:p>
          </table:table-cell>
          <table:table-cell office:value="0.0599064765256" office:value-type="float">
            <text:p>0.0599064765256</text:p>
          </table:table-cell>
          <table:table-cell office:value="0.0215130075997" office:value-type="float">
            <text:p>0.0215130075997</text:p>
          </table:table-cell>
          <table:table-cell office:value="0.0203379452586" office:value-type="float">
            <text:p>0.0203379452586</text:p>
          </table:table-cell>
          <table:table-cell office:value="0.160036991984" office:value-type="float">
            <text:p>0.160036991984</text:p>
          </table:table-cell>
          <table:table-cell office:value="0.0668196108336" office:value-type="float">
            <text:p>0.0668196108336</text:p>
          </table:table-cell>
          <table:table-cell office:value="0.12809924263" office:value-type="float">
            <text:p>0.12809924263</text:p>
          </table:table-cell>
          <table:table-cell office:value="0.0394720448105" office:value-type="float">
            <text:p>0.0394720448105</text:p>
          </table:table-cell>
          <table:table-cell office:value="0.0524546037908" office:value-type="float">
            <text:p>0.0524546037908</text:p>
          </table:table-cell>
          <table:table-cell office:value="0.150336222555" office:value-type="float">
            <text:p>0.150336222555</text:p>
          </table:table-cell>
          <table:table-cell office:value="0.126214907574" office:value-type="float">
            <text:p>0.126214907574</text:p>
          </table:table-cell>
          <table:table-cell office:value="0.115434238667" office:value-type="float">
            <text:p>0.115434238667</text:p>
          </table:table-cell>
          <table:table-cell office:value="0.12188633734" office:value-type="float">
            <text:p>0.12188633734</text:p>
          </table:table-cell>
          <table:table-cell office:value="0.034113301345" office:value-type="float">
            <text:p>0.034113301345</text:p>
          </table:table-cell>
          <table:table-cell office:value="0.077715119388" office:value-type="float">
            <text:p>0.077715119388</text:p>
          </table:table-cell>
          <table:table-cell office:value="0.143983870543" office:value-type="float">
            <text:p>0.143983870543</text:p>
          </table:table-cell>
          <table:table-cell office:value="0.0419016494424" office:value-type="float">
            <text:p>0.0419016494424</text:p>
          </table:table-cell>
          <table:table-cell office:value="0.0836935505107" office:value-type="float">
            <text:p>0.0836935505107</text:p>
          </table:table-cell>
          <table:table-cell office:value="0.141792223941" office:value-type="float">
            <text:p>0.141792223941</text:p>
          </table:table-cell>
        </table:table-row>
        <table:table-row>
          <table:table-cell office:value-type="string">
            <text:p>A_DEC</text:p>
          </table:table-cell>
          <table:table-cell office:value="4.19093254275" office:value-type="float">
            <text:p>4.19093254275</text:p>
          </table:table-cell>
          <table:table-cell office:value="1.76018453074" office:value-type="float">
            <text:p>1.76018453074</text:p>
          </table:table-cell>
          <table:table-cell office:value="5.97949730092" office:value-type="float">
            <text:p>5.97949730092</text:p>
          </table:table-cell>
          <table:table-cell office:value="6.686306488" office:value-type="float">
            <text:p>6.686306488</text:p>
          </table:table-cell>
          <table:table-cell office:value="5.16568260394" office:value-type="float">
            <text:p>5.16568260394</text:p>
          </table:table-cell>
          <table:table-cell office:value="4.15336139589" office:value-type="float">
            <text:p>4.15336139589</text:p>
          </table:table-cell>
          <table:table-cell office:value="2.18458740114" office:value-type="float">
            <text:p>2.18458740114</text:p>
          </table:table-cell>
          <table:table-cell office:value="2.94780386996" office:value-type="float">
            <text:p>2.94780386996</text:p>
          </table:table-cell>
          <table:table-cell office:value="5.6981128867" office:value-type="float">
            <text:p>5.6981128867</text:p>
          </table:table-cell>
          <table:table-cell office:value="6.1848794397" office:value-type="float">
            <text:p>6.1848794397</text:p>
          </table:table-cell>
          <table:table-cell office:value="2.4995502267" office:value-type="float">
            <text:p>2.4995502267</text:p>
          </table:table-cell>
          <table:table-cell office:value="5.57174692344" office:value-type="float">
            <text:p>5.57174692344</text:p>
          </table:table-cell>
          <table:table-cell office:value="6.65786873394" office:value-type="float">
            <text:p>6.65786873394</text:p>
          </table:table-cell>
          <table:table-cell office:value="5.14623678135" office:value-type="float">
            <text:p>5.14623678135</text:p>
          </table:table-cell>
          <table:table-cell office:value="7.29755758492" office:value-type="float">
            <text:p>7.29755758492</text:p>
          </table:table-cell>
          <table:table-cell office:value="2.52137388509" office:value-type="float">
            <text:p>2.52137388509</text:p>
          </table:table-cell>
          <table:table-cell office:value="7.30114212687" office:value-type="float">
            <text:p>7.30114212687</text:p>
          </table:table-cell>
          <table:table-cell office:value="2.80238644278" office:value-type="float">
            <text:p>2.80238644278</text:p>
          </table:table-cell>
          <table:table-cell office:value="7.54971265341" office:value-type="float">
            <text:p>7.54971265341</text:p>
          </table:table-cell>
          <table:table-cell office:value="1.62673773282" office:value-type="float">
            <text:p>1.62673773282</text:p>
          </table:table-cell>
          <table:table-cell office:value="6.35948956338" office:value-type="float">
            <text:p>6.35948956338</text:p>
          </table:table-cell>
          <table:table-cell office:value="1.5019378952" office:value-type="float">
            <text:p>1.5019378952</text:p>
          </table:table-cell>
          <table:table-cell office:value="1.4593330248" office:value-type="float">
            <text:p>1.4593330248</text:p>
          </table:table-cell>
        </table:table-row>
        <table:table-row>
          <table:table-cell office:value-type="string">
            <text:p>R_MIN</text:p>
          </table:table-cell>
          <table:table-cell office:value="13.7466569516" office:value-type="float">
            <text:p>13.7466569516</text:p>
          </table:table-cell>
          <table:table-cell office:value="9.29389104165" office:value-type="float">
            <text:p>9.29389104165</text:p>
          </table:table-cell>
          <table:table-cell office:value="7.00050374555" office:value-type="float">
            <text:p>7.00050374555</text:p>
          </table:table-cell>
          <table:table-cell office:value="11.0177900906" office:value-type="float">
            <text:p>11.0177900906</text:p>
          </table:table-cell>
          <table:table-cell office:value="6.92642755192" office:value-type="float">
            <text:p>6.92642755192</text:p>
          </table:table-cell>
          <table:table-cell office:value="8.50081993954" office:value-type="float">
            <text:p>8.50081993954</text:p>
          </table:table-cell>
          <table:table-cell office:value="13.4994966178" office:value-type="float">
            <text:p>13.4994966178</text:p>
          </table:table-cell>
          <table:table-cell office:value="4.0053994899" office:value-type="float">
            <text:p>4.0053994899</text:p>
          </table:table-cell>
          <table:table-cell office:value="3.44333623968" office:value-type="float">
            <text:p>3.44333623968</text:p>
          </table:table-cell>
          <table:table-cell office:value="3.91516825393" office:value-type="float">
            <text:p>3.91516825393</text:p>
          </table:table-cell>
          <table:table-cell office:value="2.51932685612" office:value-type="float">
            <text:p>2.51932685612</text:p>
          </table:table-cell>
          <table:table-cell office:value="4.91559826101" office:value-type="float">
            <text:p>4.91559826101</text:p>
          </table:table-cell>
          <table:table-cell office:value="11.9664531071" office:value-type="float">
            <text:p>11.9664531071</text:p>
          </table:table-cell>
          <table:table-cell office:value="7.26238735782" office:value-type="float">
            <text:p>7.26238735782</text:p>
          </table:table-cell>
          <table:table-cell office:value="11.9503605458" office:value-type="float">
            <text:p>11.9503605458</text:p>
          </table:table-cell>
          <table:table-cell office:value="8.25059745617" office:value-type="float">
            <text:p>8.25059745617</text:p>
          </table:table-cell>
          <table:table-cell office:value="10.5972227772" office:value-type="float">
            <text:p>10.5972227772</text:p>
          </table:table-cell>
          <table:table-cell office:value="14.1558848685" office:value-type="float">
            <text:p>14.1558848685</text:p>
          </table:table-cell>
          <table:table-cell office:value="1.49195554587" office:value-type="float">
            <text:p>1.49195554587</text:p>
          </table:table-cell>
          <table:table-cell office:value="10.9293257286" office:value-type="float">
            <text:p>10.9293257286</text:p>
          </table:table-cell>
          <table:table-cell office:value="12.8658968315" office:value-type="float">
            <text:p>12.8658968315</text:p>
          </table:table-cell>
          <table:table-cell office:value="14.8896770372" office:value-type="float">
            <text:p>14.8896770372</text:p>
          </table:table-cell>
          <table:table-cell office:value="4.21794534013" office:value-type="float">
            <text:p>4.21794534013</text:p>
          </table:table-cell>
        </table:table-row>
      </table:table>
      <table:table table:name="lukc-120_0.05-10000">
        <table:table-row>
          <table:table-cell office:value-type="string">
            <text:p>SLOPE</text:p>
          </table:table-cell>
          <table:table-cell office:value="0.0123995562586" office:value-type="float">
            <text:p>0.0123995562586</text:p>
          </table:table-cell>
          <table:table-cell office:value="0.833732353576" office:value-type="float">
            <text:p>0.833732353576</text:p>
          </table:table-cell>
          <table:table-cell office:value="0.932629942852" office:value-type="float">
            <text:p>0.932629942852</text:p>
          </table:table-cell>
          <table:table-cell office:value="0.0136589995798" office:value-type="float">
            <text:p>0.0136589995798</text:p>
          </table:table-cell>
        </table:table-row>
        <table:table-row>
          <table:table-cell office:value-type="string">
            <text:p>STD</text:p>
          </table:table-cell>
          <table:table-cell office:value="0.275661899286" office:value-type="float">
            <text:p>0.275661899286</text:p>
          </table:table-cell>
          <table:table-cell office:value="0.0370679475198" office:value-type="float">
            <text:p>0.0370679475198</text:p>
          </table:table-cell>
          <table:table-cell office:value="0.299148658487" office:value-type="float">
            <text:p>0.299148658487</text:p>
          </table:table-cell>
          <table:table-cell office:value="0.390883351371" office:value-type="float">
            <text:p>0.390883351371</text:p>
          </table:table-cell>
        </table:table-row>
        <table:table-row>
          <table:table-cell office:value-type="string">
            <text:p>A_DEC</text:p>
          </table:table-cell>
          <table:table-cell office:value="7.26826202458" office:value-type="float">
            <text:p>7.26826202458</text:p>
          </table:table-cell>
          <table:table-cell office:value="3.4278301674" office:value-type="float">
            <text:p>3.4278301674</text:p>
          </table:table-cell>
          <table:table-cell office:value="4.07765876087" office:value-type="float">
            <text:p>4.07765876087</text:p>
          </table:table-cell>
          <table:table-cell office:value="4.41277878812" office:value-type="float">
            <text:p>4.41277878812</text:p>
          </table:table-cell>
        </table:table-row>
        <table:table-row>
          <table:table-cell office:value-type="string">
            <text:p>R_MIN</text:p>
          </table:table-cell>
          <table:table-cell office:value="2.27552291132" office:value-type="float">
            <text:p>2.27552291132</text:p>
          </table:table-cell>
          <table:table-cell office:value="9.92602716509" office:value-type="float">
            <text:p>9.92602716509</text:p>
          </table:table-cell>
          <table:table-cell office:value="13.1304353851" office:value-type="float">
            <text:p>13.1304353851</text:p>
          </table:table-cell>
          <table:table-cell office:value="1.86995615092" office:value-type="float">
            <text:p>1.86995615092</text:p>
          </table:table-cell>
        </table:table-row>
      </table:table>
      <table:table table:name="lukc-120_0.05-1000">
        <table:table-row>
          <table:table-cell office:value-type="string">
            <text:p>SLOPE</text:p>
          </table:table-cell>
          <table:table-cell office:value="0.768959639359" office:value-type="float">
            <text:p>0.768959639359</text:p>
          </table:table-cell>
          <table:table-cell office:value="0.0121768115139" office:value-type="float">
            <text:p>0.0121768115139</text:p>
          </table:table-cell>
        </table:table-row>
        <table:table-row>
          <table:table-cell office:value-type="string">
            <text:p>STD</text:p>
          </table:table-cell>
          <table:table-cell office:value="0.0841366634324" office:value-type="float">
            <text:p>0.0841366634324</text:p>
          </table:table-cell>
          <table:table-cell office:value="0.363349043347" office:value-type="float">
            <text:p>0.363349043347</text:p>
          </table:table-cell>
        </table:table-row>
        <table:table-row>
          <table:table-cell office:value-type="string">
            <text:p>A_DEC</text:p>
          </table:table-cell>
          <table:table-cell office:value="2.30363020529" office:value-type="float">
            <text:p>2.30363020529</text:p>
          </table:table-cell>
          <table:table-cell office:value="6.11105916552" office:value-type="float">
            <text:p>6.11105916552</text:p>
          </table:table-cell>
        </table:table-row>
        <table:table-row>
          <table:table-cell office:value-type="string">
            <text:p>R_MIN</text:p>
          </table:table-cell>
          <table:table-cell office:value="12.9473734713" office:value-type="float">
            <text:p>12.9473734713</text:p>
          </table:table-cell>
          <table:table-cell office:value="0.077828977132" office:value-type="float">
            <text:p>0.077828977132</text:p>
          </table:table-cell>
        </table:table-row>
      </table:table>
      <table:table table:name="lukc-120_0.05-3000">
        <table:table-row>
          <table:table-cell office:value-type="string">
            <text:p>SLOPE</text:p>
          </table:table-cell>
          <table:table-cell office:value="0.0103310987978" office:value-type="float">
            <text:p>0.0103310987978</text:p>
          </table:table-cell>
          <table:table-cell office:value="0.0128537595359" office:value-type="float">
            <text:p>0.0128537595359</text:p>
          </table:table-cell>
          <table:table-cell office:value="0.0102473462395" office:value-type="float">
            <text:p>0.0102473462395</text:p>
          </table:table-cell>
          <table:table-cell office:value="0.011782811429" office:value-type="float">
            <text:p>0.011782811429</text:p>
          </table:table-cell>
          <table:table-cell office:value="0.0145429619083" office:value-type="float">
            <text:p>0.0145429619083</text:p>
          </table:table-cell>
          <table:table-cell office:value="0.0106635068097" office:value-type="float">
            <text:p>0.0106635068097</text:p>
          </table:table-cell>
          <table:table-cell office:value="0.017071838933" office:value-type="float">
            <text:p>0.017071838933</text:p>
          </table:table-cell>
          <table:table-cell office:value="0.0115434246874" office:value-type="float">
            <text:p>0.0115434246874</text:p>
          </table:table-cell>
          <table:table-cell office:value="0.0124828410185" office:value-type="float">
            <text:p>0.0124828410185</text:p>
          </table:table-cell>
          <table:table-cell office:value="0.0117130244469" office:value-type="float">
            <text:p>0.0117130244469</text:p>
          </table:table-cell>
          <table:table-cell office:value="0.0103335055671" office:value-type="float">
            <text:p>0.0103335055671</text:p>
          </table:table-cell>
          <table:table-cell office:value="0.0101385553725" office:value-type="float">
            <text:p>0.0101385553725</text:p>
          </table:table-cell>
          <table:table-cell office:value="0.0133707413623" office:value-type="float">
            <text:p>0.0133707413623</text:p>
          </table:table-cell>
          <table:table-cell office:value="0.0156720772053" office:value-type="float">
            <text:p>0.0156720772053</text:p>
          </table:table-cell>
          <table:table-cell office:value="0.0162813248044" office:value-type="float">
            <text:p>0.0162813248044</text:p>
          </table:table-cell>
          <table:table-cell office:value="0.0140006417001" office:value-type="float">
            <text:p>0.0140006417001</text:p>
          </table:table-cell>
          <table:table-cell office:value="0.0121336383014" office:value-type="float">
            <text:p>0.0121336383014</text:p>
          </table:table-cell>
          <table:table-cell office:value="0.0147546649048" office:value-type="float">
            <text:p>0.0147546649048</text:p>
          </table:table-cell>
          <table:table-cell office:value="0.0120433421698" office:value-type="float">
            <text:p>0.0120433421698</text:p>
          </table:table-cell>
          <table:table-cell office:value="0.012315671333" office:value-type="float">
            <text:p>0.012315671333</text:p>
          </table:table-cell>
        </table:table-row>
        <table:table-row>
          <table:table-cell office:value-type="string">
            <text:p>STD</text:p>
          </table:table-cell>
          <table:table-cell office:value="0.399042623109" office:value-type="float">
            <text:p>0.399042623109</text:p>
          </table:table-cell>
          <table:table-cell office:value="0.363974273064" office:value-type="float">
            <text:p>0.363974273064</text:p>
          </table:table-cell>
          <table:table-cell office:value="0.478175748769" office:value-type="float">
            <text:p>0.478175748769</text:p>
          </table:table-cell>
          <table:table-cell office:value="0.181211015987" office:value-type="float">
            <text:p>0.181211015987</text:p>
          </table:table-cell>
          <table:table-cell office:value="0.0243208068366" office:value-type="float">
            <text:p>0.0243208068366</text:p>
          </table:table-cell>
          <table:table-cell office:value="0.339557536828" office:value-type="float">
            <text:p>0.339557536828</text:p>
          </table:table-cell>
          <table:table-cell office:value="0.2422616382" office:value-type="float">
            <text:p>0.2422616382</text:p>
          </table:table-cell>
          <table:table-cell office:value="0.356406321259" office:value-type="float">
            <text:p>0.356406321259</text:p>
          </table:table-cell>
          <table:table-cell office:value="0.208709558762" office:value-type="float">
            <text:p>0.208709558762</text:p>
          </table:table-cell>
          <table:table-cell office:value="0.172701794702" office:value-type="float">
            <text:p>0.172701794702</text:p>
          </table:table-cell>
          <table:table-cell office:value="0.0566504216001" office:value-type="float">
            <text:p>0.0566504216001</text:p>
          </table:table-cell>
          <table:table-cell office:value="0.343452993505" office:value-type="float">
            <text:p>0.343452993505</text:p>
          </table:table-cell>
          <table:table-cell office:value="0.283089877183" office:value-type="float">
            <text:p>0.283089877183</text:p>
          </table:table-cell>
          <table:table-cell office:value="0.358187235872" office:value-type="float">
            <text:p>0.358187235872</text:p>
          </table:table-cell>
          <table:table-cell office:value="0.205879317231" office:value-type="float">
            <text:p>0.205879317231</text:p>
          </table:table-cell>
          <table:table-cell office:value="0.353893165031" office:value-type="float">
            <text:p>0.353893165031</text:p>
          </table:table-cell>
          <table:table-cell office:value="0.174390823265" office:value-type="float">
            <text:p>0.174390823265</text:p>
          </table:table-cell>
          <table:table-cell office:value="0.184531373361" office:value-type="float">
            <text:p>0.184531373361</text:p>
          </table:table-cell>
          <table:table-cell office:value="0.377268217432" office:value-type="float">
            <text:p>0.377268217432</text:p>
          </table:table-cell>
          <table:table-cell office:value="0.289625697035" office:value-type="float">
            <text:p>0.289625697035</text:p>
          </table:table-cell>
        </table:table-row>
        <table:table-row>
          <table:table-cell office:value-type="string">
            <text:p>A_DEC</text:p>
          </table:table-cell>
          <table:table-cell office:value="7.11639427359" office:value-type="float">
            <text:p>7.11639427359</text:p>
          </table:table-cell>
          <table:table-cell office:value="7.91963424298" office:value-type="float">
            <text:p>7.91963424298</text:p>
          </table:table-cell>
          <table:table-cell office:value="3.19993632697" office:value-type="float">
            <text:p>3.19993632697</text:p>
          </table:table-cell>
          <table:table-cell office:value="3.21018255873" office:value-type="float">
            <text:p>3.21018255873</text:p>
          </table:table-cell>
          <table:table-cell office:value="6.97900655816" office:value-type="float">
            <text:p>6.97900655816</text:p>
          </table:table-cell>
          <table:table-cell office:value="5.07506063955" office:value-type="float">
            <text:p>5.07506063955</text:p>
          </table:table-cell>
          <table:table-cell office:value="6.73072392741" office:value-type="float">
            <text:p>6.73072392741</text:p>
          </table:table-cell>
          <table:table-cell office:value="5.74706404726" office:value-type="float">
            <text:p>5.74706404726</text:p>
          </table:table-cell>
          <table:table-cell office:value="7.09459450654" office:value-type="float">
            <text:p>7.09459450654</text:p>
          </table:table-cell>
          <table:table-cell office:value="2.78583804375" office:value-type="float">
            <text:p>2.78583804375</text:p>
          </table:table-cell>
          <table:table-cell office:value="4.86868551566" office:value-type="float">
            <text:p>4.86868551566</text:p>
          </table:table-cell>
          <table:table-cell office:value="7.85062424323" office:value-type="float">
            <text:p>7.85062424323</text:p>
          </table:table-cell>
          <table:table-cell office:value="3.44589343063" office:value-type="float">
            <text:p>3.44589343063</text:p>
          </table:table-cell>
          <table:table-cell office:value="7.7096007145" office:value-type="float">
            <text:p>7.7096007145</text:p>
          </table:table-cell>
          <table:table-cell office:value="6.64562899026" office:value-type="float">
            <text:p>6.64562899026</text:p>
          </table:table-cell>
          <table:table-cell office:value="6.01623387505" office:value-type="float">
            <text:p>6.01623387505</text:p>
          </table:table-cell>
          <table:table-cell office:value="7.30334847519" office:value-type="float">
            <text:p>7.30334847519</text:p>
          </table:table-cell>
          <table:table-cell office:value="5.1649484036" office:value-type="float">
            <text:p>5.1649484036</text:p>
          </table:table-cell>
          <table:table-cell office:value="4.55465802368" office:value-type="float">
            <text:p>4.55465802368</text:p>
          </table:table-cell>
          <table:table-cell office:value="4.03550897112" office:value-type="float">
            <text:p>4.03550897112</text:p>
          </table:table-cell>
        </table:table-row>
        <table:table-row>
          <table:table-cell office:value-type="string">
            <text:p>R_MIN</text:p>
          </table:table-cell>
          <table:table-cell office:value="3.16889353145" office:value-type="float">
            <text:p>3.16889353145</text:p>
          </table:table-cell>
          <table:table-cell office:value="1.99049196758" office:value-type="float">
            <text:p>1.99049196758</text:p>
          </table:table-cell>
          <table:table-cell office:value="1.18640944053" office:value-type="float">
            <text:p>1.18640944053</text:p>
          </table:table-cell>
          <table:table-cell office:value="0.128940967368" office:value-type="float">
            <text:p>0.128940967368</text:p>
          </table:table-cell>
          <table:table-cell office:value="1.76616069793" office:value-type="float">
            <text:p>1.76616069793</text:p>
          </table:table-cell>
          <table:table-cell office:value="4.5085703018" office:value-type="float">
            <text:p>4.5085703018</text:p>
          </table:table-cell>
          <table:table-cell office:value="0.498309478424" office:value-type="float">
            <text:p>0.498309478424</text:p>
          </table:table-cell>
          <table:table-cell office:value="2.25340949957" office:value-type="float">
            <text:p>2.25340949957</text:p>
          </table:table-cell>
          <table:table-cell office:value="2.62351496173" office:value-type="float">
            <text:p>2.62351496173</text:p>
          </table:table-cell>
          <table:table-cell office:value="0.0176029141641" office:value-type="float">
            <text:p>0.0176029141641</text:p>
          </table:table-cell>
          <table:table-cell office:value="0.397167933964" office:value-type="float">
            <text:p>0.397167933964</text:p>
          </table:table-cell>
          <table:table-cell office:value="2.04614760046" office:value-type="float">
            <text:p>2.04614760046</text:p>
          </table:table-cell>
          <table:table-cell office:value="0.0108477786656" office:value-type="float">
            <text:p>0.0108477786656</text:p>
          </table:table-cell>
          <table:table-cell office:value="0.101342978565" office:value-type="float">
            <text:p>0.101342978565</text:p>
          </table:table-cell>
          <table:table-cell office:value="0.339423667373" office:value-type="float">
            <text:p>0.339423667373</text:p>
          </table:table-cell>
          <table:table-cell office:value="0.743976949926" office:value-type="float">
            <text:p>0.743976949926</text:p>
          </table:table-cell>
          <table:table-cell office:value="2.6129985152" office:value-type="float">
            <text:p>2.6129985152</text:p>
          </table:table-cell>
          <table:table-cell office:value="0.556207329847" office:value-type="float">
            <text:p>0.556207329847</text:p>
          </table:table-cell>
          <table:table-cell office:value="1.75501326636" office:value-type="float">
            <text:p>1.75501326636</text:p>
          </table:table-cell>
          <table:table-cell office:value="0.237725532538" office:value-type="float">
            <text:p>0.237725532538</text:p>
          </table:table-cell>
        </table:table-row>
      </table:table>
      <table:table table:name="liuyc-120_0.05-3000">
        <table:table-row>
          <table:table-cell office:value-type="string">
            <text:p>SLOPE</text:p>
          </table:table-cell>
          <table:table-cell office:value="0.988882106756" office:value-type="float">
            <text:p>0.988882106756</text:p>
          </table:table-cell>
          <table:table-cell office:value="0.978209139157" office:value-type="float">
            <text:p>0.978209139157</text:p>
          </table:table-cell>
          <table:table-cell office:value="0.958377405106" office:value-type="float">
            <text:p>0.958377405106</text:p>
          </table:table-cell>
          <table:table-cell office:value="0.96429253382" office:value-type="float">
            <text:p>0.96429253382</text:p>
          </table:table-cell>
          <table:table-cell office:value="0.856793970161" office:value-type="float">
            <text:p>0.856793970161</text:p>
          </table:table-cell>
          <table:table-cell office:value="0.897127756161" office:value-type="float">
            <text:p>0.897127756161</text:p>
          </table:table-cell>
          <table:table-cell office:value="0.991819088812" office:value-type="float">
            <text:p>0.991819088812</text:p>
          </table:table-cell>
        </table:table-row>
        <table:table-row>
          <table:table-cell office:value-type="string">
            <text:p>STD</text:p>
          </table:table-cell>
          <table:table-cell office:value="0.159695219651" office:value-type="float">
            <text:p>0.159695219651</text:p>
          </table:table-cell>
          <table:table-cell office:value="0.318772177465" office:value-type="float">
            <text:p>0.318772177465</text:p>
          </table:table-cell>
          <table:table-cell office:value="0.0110900249907" office:value-type="float">
            <text:p>0.0110900249907</text:p>
          </table:table-cell>
          <table:table-cell office:value="0.0439898443869" office:value-type="float">
            <text:p>0.0439898443869</text:p>
          </table:table-cell>
          <table:table-cell office:value="0.0113825802034" office:value-type="float">
            <text:p>0.0113825802034</text:p>
          </table:table-cell>
          <table:table-cell office:value="0.0681129358651" office:value-type="float">
            <text:p>0.0681129358651</text:p>
          </table:table-cell>
          <table:table-cell office:value="0.0110945622364" office:value-type="float">
            <text:p>0.0110945622364</text:p>
          </table:table-cell>
        </table:table-row>
        <table:table-row>
          <table:table-cell office:value-type="string">
            <text:p>A_DEC</text:p>
          </table:table-cell>
          <table:table-cell office:value="1.3569214803" office:value-type="float">
            <text:p>1.3569214803</text:p>
          </table:table-cell>
          <table:table-cell office:value="1.55430121597" office:value-type="float">
            <text:p>1.55430121597</text:p>
          </table:table-cell>
          <table:table-cell office:value="1.43303975053" office:value-type="float">
            <text:p>1.43303975053</text:p>
          </table:table-cell>
          <table:table-cell office:value="2.5720454137" office:value-type="float">
            <text:p>2.5720454137</text:p>
          </table:table-cell>
          <table:table-cell office:value="1.48947167562" office:value-type="float">
            <text:p>1.48947167562</text:p>
          </table:table-cell>
          <table:table-cell office:value="1.50022155738" office:value-type="float">
            <text:p>1.50022155738</text:p>
          </table:table-cell>
          <table:table-cell office:value="2.28213850097" office:value-type="float">
            <text:p>2.28213850097</text:p>
          </table:table-cell>
        </table:table-row>
        <table:table-row>
          <table:table-cell office:value-type="string">
            <text:p>R_MIN</text:p>
          </table:table-cell>
          <table:table-cell office:value="14.4874519588" office:value-type="float">
            <text:p>14.4874519588</text:p>
          </table:table-cell>
          <table:table-cell office:value="14.3259874325" office:value-type="float">
            <text:p>14.3259874325</text:p>
          </table:table-cell>
          <table:table-cell office:value="9.44889370627" office:value-type="float">
            <text:p>9.44889370627</text:p>
          </table:table-cell>
          <table:table-cell office:value="14.9338296249" office:value-type="float">
            <text:p>14.9338296249</text:p>
          </table:table-cell>
          <table:table-cell office:value="12.4463170446" office:value-type="float">
            <text:p>12.4463170446</text:p>
          </table:table-cell>
          <table:table-cell office:value="14.8029861941" office:value-type="float">
            <text:p>14.8029861941</text:p>
          </table:table-cell>
          <table:table-cell office:value="11.8972072341" office:value-type="float">
            <text:p>11.8972072341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